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32cm" fo:margin-left="2.501cm" table:align="left"/>
    </style:style>
    <style:style style:name="Table1.A" style:family="table-column">
      <style:table-column-properties style:column-width="2.11cm"/>
    </style:style>
    <style:style style:name="Table1.B" style:family="table-column">
      <style:table-column-properties style:column-width="0.75cm"/>
    </style:style>
    <style:style style:name="Table1.C" style:family="table-column">
      <style:table-column-properties style:column-width="3.972cm"/>
    </style:style>
    <style:style style:name="Table1.A1" style:family="table-cell">
      <style:table-cell-properties style:vertical-align="middle" fo:padding="0.053cm" fo:border="none"/>
    </style:style>
    <style:style style:name="Table2" style:family="table">
      <style:table-properties style:width="14.499cm" fo:margin-left="2.501cm" table:align="left"/>
    </style:style>
    <style:style style:name="Table2.A" style:family="table-column">
      <style:table-column-properties style:column-width="6.468cm"/>
    </style:style>
    <style:style style:name="Table2.B" style:family="table-column">
      <style:table-column-properties style:column-width="0.258cm"/>
    </style:style>
    <style:style style:name="Table2.C" style:family="table-column">
      <style:table-column-properties style:column-width="7.773cm"/>
    </style:style>
    <style:style style:name="Table2.A1" style:family="table-cell">
      <style:table-cell-properties style:vertical-align="middle" fo:padding="0.049cm" fo:border="none"/>
    </style:style>
    <style:style style:name="Table3" style:family="table">
      <style:table-properties style:width="14.499cm" fo:margin-left="2.501cm" table:align="left"/>
    </style:style>
    <style:style style:name="Table3.A" style:family="table-column">
      <style:table-column-properties style:column-width="3.579cm"/>
    </style:style>
    <style:style style:name="Table3.B" style:family="table-column">
      <style:table-column-properties style:column-width="0.743cm"/>
    </style:style>
    <style:style style:name="Table3.C" style:family="table-column">
      <style:table-column-properties style:column-width="10.178cm"/>
    </style:style>
    <style:style style:name="Table3.A1" style:family="table-cell">
      <style:table-cell-properties style:vertical-align="middle" fo:padding="0.049cm" fo:border="none"/>
    </style:style>
    <style:style style:name="Table4" style:family="table">
      <style:table-properties style:width="10.453cm" fo:margin-left="2.501cm" table:align="left"/>
    </style:style>
    <style:style style:name="Table4.A" style:family="table-column">
      <style:table-column-properties style:column-width="2.11cm"/>
    </style:style>
    <style:style style:name="Table4.B" style:family="table-column">
      <style:table-column-properties style:column-width="0.75cm"/>
    </style:style>
    <style:style style:name="Table4.C" style:family="table-column">
      <style:table-column-properties style:column-width="2.872cm"/>
    </style:style>
    <style:style style:name="Table4.E" style:family="table-column">
      <style:table-column-properties style:column-width="3.972cm"/>
    </style:style>
    <style:style style:name="Table4.A1" style:family="table-cell">
      <style:table-cell-properties style:vertical-align="middle" fo:padding="0.053cm" fo:border="none"/>
    </style:style>
    <style:style style:name="Table5" style:family="table">
      <style:table-properties style:width="14.499cm" fo:margin-left="2.501cm" table:align="left"/>
    </style:style>
    <style:style style:name="Table5.A" style:family="table-column">
      <style:table-column-properties style:column-width="4.942cm"/>
    </style:style>
    <style:style style:name="Table5.B" style:family="table-column">
      <style:table-column-properties style:column-width="0.258cm"/>
    </style:style>
    <style:style style:name="Table5.C" style:family="table-column">
      <style:table-column-properties style:column-width="9.299cm"/>
    </style:style>
    <style:style style:name="Table5.A1" style:family="table-cell">
      <style:table-cell-properties style:vertical-align="middle" fo:padding="0.049cm" fo:border="none"/>
    </style:style>
    <style:style style:name="Table6" style:family="table">
      <style:table-properties style:width="7.594cm" fo:margin-left="2.501cm" table:align="left"/>
    </style:style>
    <style:style style:name="Table6.A" style:family="table-column">
      <style:table-column-properties style:column-width="2.872cm"/>
    </style:style>
    <style:style style:name="Table6.B" style:family="table-column">
      <style:table-column-properties style:column-width="0.75cm"/>
    </style:style>
    <style:style style:name="Table6.C" style:family="table-column">
      <style:table-column-properties style:column-width="3.972cm"/>
    </style:style>
    <style:style style:name="Table6.A1" style:family="table-cell">
      <style:table-cell-properties style:vertical-align="middle" fo:padding="0.053cm" fo:border="none"/>
    </style:style>
    <style:style style:name="Table7" style:family="table">
      <style:table-properties style:width="14.499cm" fo:margin-left="2.501cm" table:align="left"/>
    </style:style>
    <style:style style:name="Table7.A" style:family="table-column">
      <style:table-column-properties style:column-width="5.359cm"/>
    </style:style>
    <style:style style:name="Table7.B" style:family="table-column">
      <style:table-column-properties style:column-width="0.258cm"/>
    </style:style>
    <style:style style:name="Table7.C" style:family="table-column">
      <style:table-column-properties style:column-width="8.883cm"/>
    </style:style>
    <style:style style:name="Table7.A1" style:family="table-cell">
      <style:table-cell-properties style:vertical-align="middle" fo:padding="0.049cm" fo:border="none"/>
    </style:style>
    <style:style style:name="Table8" style:family="table">
      <style:table-properties style:width="7.34cm" fo:margin-left="2.501cm" table:align="left"/>
    </style:style>
    <style:style style:name="Table8.A" style:family="table-column">
      <style:table-column-properties style:column-width="2.364cm"/>
    </style:style>
    <style:style style:name="Table8.B" style:family="table-column">
      <style:table-column-properties style:column-width="0.75cm"/>
    </style:style>
    <style:style style:name="Table8.C" style:family="table-column">
      <style:table-column-properties style:column-width="4.226cm"/>
    </style:style>
    <style:style style:name="Table8.A1" style:family="table-cell">
      <style:table-cell-properties style:vertical-align="middle" fo:padding="0.053cm" fo:border="none"/>
    </style:style>
    <style:style style:name="Table9" style:family="table">
      <style:table-properties style:width="14.499cm" fo:margin-left="2.501cm" table:align="left"/>
    </style:style>
    <style:style style:name="Table9.A" style:family="table-column">
      <style:table-column-properties style:column-width="7.435cm"/>
    </style:style>
    <style:style style:name="Table9.B" style:family="table-column">
      <style:table-column-properties style:column-width="0.258cm"/>
    </style:style>
    <style:style style:name="Table9.C" style:family="table-column">
      <style:table-column-properties style:column-width="6.807cm"/>
    </style:style>
    <style:style style:name="Table9.A1" style:family="table-cell">
      <style:table-cell-properties style:vertical-align="middle" fo:padding="0.049cm" fo:border="none"/>
    </style:style>
    <style:style style:name="Table10" style:family="table">
      <style:table-properties style:width="14.499cm" fo:margin-left="2.501cm" table:align="left"/>
    </style:style>
    <style:style style:name="Table10.A" style:family="table-column">
      <style:table-column-properties style:column-width="3.59cm"/>
    </style:style>
    <style:style style:name="Table10.B" style:family="table-column">
      <style:table-column-properties style:column-width="0.743cm"/>
    </style:style>
    <style:style style:name="Table10.C" style:family="table-column">
      <style:table-column-properties style:column-width="10.167cm"/>
    </style:style>
    <style:style style:name="Table10.A1" style:family="table-cell">
      <style:table-cell-properties style:vertical-align="middle" fo:padding="0.049cm" fo:border="none"/>
    </style:style>
    <style:style style:name="Table11" style:family="table">
      <style:table-properties style:width="11.691cm" fo:margin-left="2.501cm" table:align="left"/>
    </style:style>
    <style:style style:name="Table11.A" style:family="table-column">
      <style:table-column-properties style:column-width="11.691cm"/>
    </style:style>
    <style:style style:name="Table11.A1" style:family="table-cell">
      <style:table-cell-properties style:vertical-align="middle" fo:padding="0.049cm" fo:border="none"/>
    </style:style>
    <style:style style:name="Table12" style:family="table">
      <style:table-properties style:width="8.123cm" fo:margin-left="2.501cm" table:align="left"/>
    </style:style>
    <style:style style:name="Table12.A" style:family="table-column">
      <style:table-column-properties style:column-width="2.893cm"/>
    </style:style>
    <style:style style:name="Table12.B" style:family="table-column">
      <style:table-column-properties style:column-width="0.75cm"/>
    </style:style>
    <style:style style:name="Table12.C" style:family="table-column">
      <style:table-column-properties style:column-width="4.48cm"/>
    </style:style>
    <style:style style:name="Table12.A1" style:family="table-cell">
      <style:table-cell-properties style:vertical-align="middle" fo:padding="0.053cm" fo:border="none"/>
    </style:style>
    <style:style style:name="Table13" style:family="table">
      <style:table-properties style:width="14.499cm" fo:margin-left="2.501cm" table:align="left"/>
    </style:style>
    <style:style style:name="Table13.A" style:family="table-column">
      <style:table-column-properties style:column-width="5.466cm"/>
    </style:style>
    <style:style style:name="Table13.B" style:family="table-column">
      <style:table-column-properties style:column-width="0.258cm"/>
    </style:style>
    <style:style style:name="Table13.C" style:family="table-column">
      <style:table-column-properties style:column-width="8.775cm"/>
    </style:style>
    <style:style style:name="Table13.A1" style:family="table-cell">
      <style:table-cell-properties style:vertical-align="middle" fo:padding="0.049cm" fo:border="none"/>
    </style:style>
    <style:style style:name="Table14" style:family="table">
      <style:table-properties style:width="14.499cm" fo:margin-left="2.501cm" table:align="left"/>
    </style:style>
    <style:style style:name="Table14.A" style:family="table-column">
      <style:table-column-properties style:column-width="0.642cm"/>
    </style:style>
    <style:style style:name="Table14.B" style:family="table-column">
      <style:table-column-properties style:column-width="0.476cm"/>
    </style:style>
    <style:style style:name="Table14.C" style:family="table-column">
      <style:table-column-properties style:column-width="13.381cm"/>
    </style:style>
    <style:style style:name="Table14.A1" style:family="table-cell">
      <style:table-cell-properties style:vertical-align="middle" fo:padding="0.053cm" fo:border="none"/>
    </style:style>
    <style:style style:name="P1" style:family="paragraph" style:parent-style-name="Preformatted_20_Text" style:list-style-name="L1"/>
    <style:style style:name="P2" style:family="paragraph" style:parent-style-name="Preformatted_20_Text" style:list-style-name="L1">
      <style:paragraph-properties fo:margin-top="0cm" fo:margin-bottom="0.499cm" style:contextual-spacing="false"/>
    </style:style>
    <style:style style:name="P3" style:family="paragraph" style:parent-style-name="Preformatted_20_Text" style:list-style-name="L2"/>
    <style:style style:name="P4" style:family="paragraph" style:parent-style-name="Preformatted_20_Text" style:list-style-name="L2">
      <style:paragraph-properties fo:margin-top="0cm" fo:margin-bottom="0.499cm" style:contextual-spacing="false"/>
    </style:style>
    <style:style style:name="P5" style:family="paragraph" style:parent-style-name="Preformatted_20_Text" style:list-style-name="L3"/>
    <style:style style:name="P6" style:family="paragraph" style:parent-style-name="Preformatted_20_Text" style:list-style-name="L3">
      <style:paragraph-properties fo:margin-top="0cm" fo:margin-bottom="0.499cm" style:contextual-spacing="false"/>
    </style:style>
    <style:style style:name="P7" style:family="paragraph" style:parent-style-name="Preformatted_20_Text" style:list-style-name="L4"/>
    <style:style style:name="P8" style:family="paragraph" style:parent-style-name="Preformatted_20_Text" style:list-style-name="L4">
      <style:paragraph-properties fo:margin-top="0cm" fo:margin-bottom="0.499cm" style:contextual-spacing="false"/>
    </style:style>
    <style:style style:name="P9" style:family="paragraph" style:parent-style-name="Preformatted_20_Text" style:list-style-name="L5"/>
    <style:style style:name="P10" style:family="paragraph" style:parent-style-name="Preformatted_20_Text" style:list-style-name="L5">
      <style:paragraph-properties fo:margin-top="0cm" fo:margin-bottom="0.499cm" style:contextual-spacing="false"/>
    </style:style>
    <style:style style:name="P11" style:family="paragraph" style:parent-style-name="Preformatted_20_Text" style:list-style-name="L6"/>
    <style:style style:name="P12" style:family="paragraph" style:parent-style-name="Preformatted_20_Text" style:list-style-name="L6">
      <style:paragraph-properties fo:margin-top="0cm" fo:margin-bottom="0.499cm" style:contextual-spacing="false"/>
    </style:style>
    <style:style style:name="P13" style:family="paragraph" style:parent-style-name="Preformatted_20_Text" style:list-style-name="L7"/>
    <style:style style:name="P14" style:family="paragraph" style:parent-style-name="Preformatted_20_Text" style:list-style-name="L7">
      <style:paragraph-properties fo:margin-top="0cm" fo:margin-bottom="0.499cm" style:contextual-spacing="false"/>
    </style:style>
    <style:style style:name="P15" style:family="paragraph" style:parent-style-name="Standard">
      <style:paragraph-properties fo:margin-top="0cm" fo:margin-bottom="0.499cm" style:contextual-spacing="false"/>
    </style:style>
    <style:style style:name="P16" style:family="paragraph" style:parent-style-name="Table_20_Contents">
      <style:paragraph-properties fo:text-align="end" style:justify-single-word="false"/>
    </style:style>
    <style:style style:name="P17" style:family="paragraph" style:parent-style-name="Text_20_body">
      <style:paragraph-properties fo:margin-top="0cm" fo:margin-bottom="0cm" style:contextual-spacing="false"/>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style style:name="P29" style:family="paragraph" style:parent-style-name="Text_20_body" style:list-style-name="L6">
      <style:paragraph-properties fo:margin-top="0cm" fo:margin-bottom="0cm" style:contextual-spacing="false"/>
    </style:style>
    <style:style style:name="P30" style:family="paragraph" style:parent-style-name="Text_20_body" style:list-style-name="L7"/>
    <style:style style:name="P31" style:family="paragraph" style:parent-style-name="Text_20_body" style:list-style-name="L7">
      <style:paragraph-properties fo:margin-top="0cm" fo:margin-bottom="0cm" style:contextual-spacing="false"/>
    </style:style>
    <style:style style:name="T1" style:family="text">
      <style:text-properties fo:font-weight="bold"/>
    </style:style>
    <style:style style:name="T2" style:family="text">
      <style:text-properties fo:font-size="14pt" fo:font-weight="bold"/>
    </style:style>
    <style:style style:name="T3" style:family="text">
      <style:text-properties fo:font-style="italic"/>
    </style:style>
    <style:style style:name="T4" style:family="text">
      <style:text-properties fo:font-style="italic" fo:font-weight="bold"/>
    </style:style>
    <style:style style:name="T5"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Matrix, Vector, Cube and Field Classes</text:span> </text:p>
      <text:p text:style-name="Horizontal_20_Line"/>
      <text:p text:style-name="P17"/>
      <text:p text:style-name="Text_20_body"><text:bookmark text:name="Mat"/><text:span text:style-name="T1">Mat&lt;</text:span><text:span text:style-name="T3">type</text:span><text:span text:style-name="T1">&gt;</text:span> <text:line-break/><text:span text:style-name="T1">mat</text:span> <text:line-break/><text:span text:style-name="T1">cx_mat</text:span> </text:p>
      <text:list xml:id="list231771658" text:style-name="L1">
        <text:list-item>
          <text:p text:style-name="P19">Classes for dense matrices, with elements stored in <text:a xlink:type="simple" xlink:href="https://en.wikipedia.org/wiki/Column_major" text:style-name="Internet_20_link" text:visited-style-name="Visited_20_Internet_20_Link">column-major ordering</text:a> (ie. column by column) </text:p>
        </text:list-item>
        <text:list-item>
          <text:p text:style-name="P19">The root matrix class is <text:span text:style-name="T1">Mat&lt;</text:span><text:span text:style-name="T3">type</text:span><text:span text:style-name="T1">&gt;</text:span>, where <text:span text:style-name="T3">type</text:span> is one of: </text:p>
          <text:list>
            <text:list-item>
              <text:p text:style-name="P19"><text:span text:style-name="T3">float</text:span>, <text:span text:style-name="T3">double</text:span>, <text:span text:style-name="T3">std::complex&lt;float&gt;</text:span>, <text:span text:style-name="T3">std::complex&lt;double&gt;</text:span>, <text:span text:style-name="T3">short</text:span>, <text:span text:style-name="T3">int</text:span>, <text:span text:style-name="T3">long</text:span>, and unsigned versions of <text:span text:style-name="T3">short</text:span>, <text:span text:style-name="T3">int</text:span>, <text:span text:style-name="T3">long</text:span> </text:p>
            </text:list-item>
          </text:list>
          <text:p text:style-name="P19"/>
        </text:list-item>
        <text:list-item>
          <text:p text:style-name="P19">For convenience the following typedefs have been defined: </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6"><text:span text:style-name="Source_20_Text">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double&gt;</text:span> </text:p>
          </table:table-cell>
        </table:table-row>
        <table:table-row>
          <table:table-cell table:style-name="Table1.A1" office:value-type="string">
            <text:p text:style-name="P16"><text:span text:style-name="Source_20_Text">d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double&gt;</text:span> </text:p>
          </table:table-cell>
        </table:table-row>
        <table:table-row>
          <table:table-cell table:style-name="Table1.A1" office:value-type="string">
            <text:p text:style-name="P16"><text:span text:style-name="Source_20_Text">f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float&gt;</text:span> </text:p>
          </table:table-cell>
        </table:table-row>
        <table:table-row>
          <table:table-cell table:style-name="Table1.A1" office:value-type="string">
            <text:p text:style-name="P16"><text:span text:style-name="Source_20_Text">cx_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1.A1" office:value-type="string">
            <text:p text:style-name="P16"><text:span text:style-name="Source_20_Text">cx_d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1.A1" office:value-type="string">
            <text:p text:style-name="P16"><text:span text:style-name="Source_20_Text">cx_f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text:span><text:a xlink:type="simple" xlink:href="https://arma.sourceforge.net/docs.html#cx_double" text:style-name="Internet_20_link" text:visited-style-name="Visited_20_Internet_20_Link"><text:span text:style-name="Source_20_Text">cx_float</text:span></text:a><text:span text:style-name="Source_20_Text">&gt;</text:span> </text:p>
          </table:table-cell>
        </table:table-row>
        <table:table-row>
          <table:table-cell table:style-name="Table1.A1" office:value-type="string">
            <text:p text:style-name="P16"><text:span text:style-name="Source_20_Text">u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text:span><text:a xlink:type="simple" xlink:href="https://arma.sourceforge.net/docs.html#uword" text:style-name="Internet_20_link" text:visited-style-name="Visited_20_Internet_20_Link"><text:span text:style-name="Source_20_Text">uword</text:span></text:a><text:span text:style-name="Source_20_Text">&gt;</text:span> </text:p>
          </table:table-cell>
        </table:table-row>
        <table:table-row>
          <table:table-cell table:style-name="Table1.A1" office:value-type="string">
            <text:p text:style-name="P16"><text:span text:style-name="Source_20_Text">imat</text:span> </text:p>
          </table:table-cell>
          <table:table-cell table:style-name="Table1.A1" office:value-type="string">
            <text:p text:style-name="Table_20_Contents"> =  </text:p>
          </table:table-cell>
          <table:table-cell table:style-name="Table1.A1" office:value-type="string">
            <text:p text:style-name="Table_20_Contents"><text:span text:style-name="Source_20_Text">Mat&lt;</text:span><text:a xlink:type="simple" xlink:href="https://arma.sourceforge.net/docs.html#uword" text:style-name="Internet_20_link" text:visited-style-name="Visited_20_Internet_20_Link"><text:span text:style-name="Source_20_Text">sword</text:span></text:a><text:span text:style-name="Source_20_Text">&gt;</text:span> </text:p>
          </table:table-cell>
        </table:table-row>
      </table:table>
      <text:list xml:id="list25127690196276" text:continue-numbering="true" text:style-name="L1">
        <text:list-header>
          <text:p text:style-name="P19"/>
        </text:list-header>
        <text:list-item>
          <text:p text:style-name="P19">In this documentation the <text:span text:style-name="T3">mat</text:span> type is used for convenience; it is possible to use other matrix types instead, eg. <text:span text:style-name="T3">fmat</text:span> </text:p>
        </text:list-item>
        <text:list-item>
          <text:p text:style-name="P19">Matrix types with integer elements (such as <text:span text:style-name="T3">umat</text:span> and <text:span text:style-name="T3">imat</text:span>) cannot hold special values such as NaN and Inf </text:p>
        </text:list-item>
        <text:list-item>
          <text:p text:style-name="P19">Functions which use LAPACK (generally matrix decompositions) are only valid for the following matrix types: <text:span text:style-name="T3">mat</text:span>, <text:span text:style-name="T3">dmat</text:span>, <text:span text:style-name="T3">fmat</text:span>, <text:span text:style-name="T3">cx_mat</text:span>, <text:span text:style-name="T3">cx_dmat</text:span>, <text:span text:style-name="T3">cx_fmat</text:span> <text:bookmark text:name="constructors_mat"/></text:p>
        </text:list-item>
        <text:list-item>
          <text:p text:style-name="P19">Constructors: </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mat()</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text:span><text:span text:style-name="Source_20_Text"><text:span text:style-name="T3">n_rows</text:span></text:span><text:span text:style-name="Source_20_Text">, </text:span><text:span text:style-name="Source_20_Text"><text:span text:style-name="T3">n_cols</text:span></text:span><text:span text:style-name="Source_20_Text">)</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fill_form</text:span></text:span><text:span text:style-name="Source_20_Text">)</text:span></text:p>
          </table:table-cell>
          <table:table-cell table:style-name="Table2.A1" office:value-type="string">
            <text:p text:style-name="Table_20_Contents"> </text:p>
          </table:table-cell>
          <table:table-cell table:style-name="Table2.A1" office:value-type="string">
            <text:p text:style-name="Table_20_Contents">(elements are initialised according to <text:span text:style-name="T3">fill_form</text:span>)</text:p>
          </table:table-cell>
        </table:table-row>
        <table:table-row>
          <table:table-cell table:style-name="Table2.A1" office:value-type="string">
            <text:p text:style-name="Table_20_Contents"><text:span text:style-name="Source_20_Text">mat(size(</text:span><text:span text:style-name="Source_20_Text"><text:span text:style-name="T3">X</text:span></text:span><text:span text:style-name="Source_20_Text">))</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size(</text:span><text:span text:style-name="Source_20_Text"><text:span text:style-name="T3">X</text:span></text:span><text:span text:style-name="Source_20_Text">), </text:span><text:span text:style-name="Source_20_Text"><text:span text:style-name="T3">fill_form</text:span></text:span><text:span text:style-name="Source_20_Text">)</text:span></text:p>
          </table:table-cell>
          <table:table-cell table:style-name="Table2.A1" office:value-type="string">
            <text:p text:style-name="Table_20_Contents"> </text:p>
          </table:table-cell>
          <table:table-cell table:style-name="Table2.A1" office:value-type="string">
            <text:p text:style-name="Table_20_Contents">(elements are initialised according to <text:span text:style-name="T3">fill_form</text:span>)</text:p>
          </table:table-cell>
        </table:table-row>
        <table:table-row>
          <table:table-cell table:style-name="Table2.A1" office:value-type="string">
            <text:p text:style-name="Table_20_Contents"><text:span text:style-name="Source_20_Text">mat(mat)</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vec)</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rowvec)</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initializer_list)</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string)</text:spa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text:span text:style-name="Source_20_Text">mat(std::vector)</text:span></text:p>
          </table:table-cell>
          <table:table-cell table:style-name="Table2.A1" office:value-type="string">
            <text:p text:style-name="Table_20_Contents"> </text:p>
          </table:table-cell>
          <table:table-cell table:style-name="Table2.A1" office:value-type="string">
            <text:p text:style-name="Table_20_Contents">(treated as a column vector)</text:p>
          </table:table-cell>
        </table:table-row>
        <text:soft-page-break/>
        <table:table-row>
          <table:table-cell table:style-name="Table2.A1" office:value-type="string">
            <text:p text:style-name="Table_20_Contents"><text:span text:style-name="Source_20_Text">mat(sp_mat)</text:span></text:p>
          </table:table-cell>
          <table:table-cell table:style-name="Table2.A1" office:value-type="string">
            <text:p text:style-name="Table_20_Contents"> </text:p>
          </table:table-cell>
          <table:table-cell table:style-name="Table2.A1" office:value-type="string">
            <text:p text:style-name="Table_20_Contents">(for converting a sparse matrix to a dense matrix)</text:p>
          </table:table-cell>
        </table:table-row>
        <table:table-row>
          <table:table-cell table:style-name="Table2.A1" office:value-type="string">
            <text:p text:style-name="Table_20_Contents"><text:span text:style-name="Source_20_Text">cx_mat(mat,mat)</text:span></text:p>
          </table:table-cell>
          <table:table-cell table:style-name="Table2.A1" office:value-type="string">
            <text:p text:style-name="Table_20_Contents"> </text:p>
          </table:table-cell>
          <table:table-cell table:style-name="Table2.A1" office:value-type="string">
            <text:p text:style-name="Table_20_Contents">(for constructing a complex matrix out of two real matrices)</text:p>
          </table:table-cell>
        </table:table-row>
      </table:table>
      <text:list xml:id="list25127177188157" text:continue-numbering="true" text:style-name="L1">
        <text:list-header>
          <text:p text:style-name="P19"/>
        </text:list-header>
        <text:list-item>
          <text:p text:style-name="P19">The elements can be explicitly initialised during construction by specifying <text:span text:style-name="T3">fill_form</text:span>, which is one of: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20_Text">fill::zeros</text:span></text:p>
          </table:table-cell>
          <table:table-cell table:style-name="Table3.A1" office:value-type="string">
            <text:p text:style-name="Table_20_Contents"> ↦ </text:p>
          </table:table-cell>
          <table:table-cell table:style-name="Table3.A1" office:value-type="string">
            <text:p text:style-name="Table_20_Contents">set all elements to 0   (default in Armadillo &gt;= 10.5)</text:p>
          </table:table-cell>
        </table:table-row>
        <table:table-row>
          <table:table-cell table:style-name="Table3.A1" office:value-type="string">
            <text:p text:style-name="Table_20_Contents"><text:span text:style-name="Source_20_Text">fill::ones</text:span></text:p>
          </table:table-cell>
          <table:table-cell table:style-name="Table3.A1" office:value-type="string">
            <text:p text:style-name="Table_20_Contents"> ↦ </text:p>
          </table:table-cell>
          <table:table-cell table:style-name="Table3.A1" office:value-type="string">
            <text:p text:style-name="Table_20_Contents">set all elements to 1</text:p>
          </table:table-cell>
        </table:table-row>
        <table:table-row>
          <table:table-cell table:style-name="Table3.A1" office:value-type="string">
            <text:p text:style-name="Table_20_Contents"><text:span text:style-name="Source_20_Text">fill::eye</text:span></text:p>
          </table:table-cell>
          <table:table-cell table:style-name="Table3.A1" office:value-type="string">
            <text:p text:style-name="Table_20_Contents"> ↦ </text:p>
          </table:table-cell>
          <table:table-cell table:style-name="Table3.A1" office:value-type="string">
            <text:p text:style-name="Table_20_Contents">set the elements on the main diagonal to 1 and off-diagonal elements to 0</text:p>
          </table:table-cell>
        </table:table-row>
        <table:table-row>
          <table:table-cell table:style-name="Table3.A1" office:value-type="string">
            <text:p text:style-name="Table_20_Contents"><text:span text:style-name="Source_20_Text">fill::randu</text:span></text:p>
          </table:table-cell>
          <table:table-cell table:style-name="Table3.A1" office:value-type="string">
            <text:p text:style-name="Table_20_Contents"> ↦ </text:p>
          </table:table-cell>
          <table:table-cell table:style-name="Table3.A1" office:value-type="string">
            <text:p text:style-name="Table_20_Contents">set all elements to random values from a uniform distribution in the [0,1] interval</text:p>
          </table:table-cell>
        </table:table-row>
        <table:table-row>
          <table:table-cell table:style-name="Table3.A1" office:value-type="string">
            <text:p text:style-name="Table_20_Contents"><text:span text:style-name="Source_20_Text">fill::randn</text:span></text:p>
          </table:table-cell>
          <table:table-cell table:style-name="Table3.A1" office:value-type="string">
            <text:p text:style-name="Table_20_Contents"> ↦ </text:p>
          </table:table-cell>
          <table:table-cell table:style-name="Table3.A1" office:value-type="string">
            <text:p text:style-name="Table_20_Contents">set all elements to random values from a normal/Gaussian distribution with zero mean and unit variance</text:p>
          </table:table-cell>
        </table:table-row>
        <table:table-row>
          <table:table-cell table:style-name="Table3.A1" office:value-type="string">
            <text:p text:style-name="Table_20_Contents"><text:span text:style-name="Source_20_Text">fill::value(scalar)</text:span></text:p>
          </table:table-cell>
          <table:table-cell table:style-name="Table3.A1" office:value-type="string">
            <text:p text:style-name="Table_20_Contents"> ↦ </text:p>
          </table:table-cell>
          <table:table-cell table:style-name="Table3.A1" office:value-type="string">
            <text:p text:style-name="Table_20_Contents">set all elements to specified scalar</text:p>
          </table:table-cell>
        </table:table-row>
        <table:table-row>
          <table:table-cell table:style-name="Table3.A1" office:value-type="string">
            <text:p text:style-name="Table_20_Contents"><text:span text:style-name="Source_20_Text">fill::none</text:span></text:p>
          </table:table-cell>
          <table:table-cell table:style-name="Table3.A1" office:value-type="string">
            <text:p text:style-name="Table_20_Contents"> ↦ </text:p>
          </table:table-cell>
          <table:table-cell table:style-name="Table3.A1" office:value-type="string">
            <text:p text:style-name="Table_20_Contents">do not initialise the elements   (matrix may have garbage values)</text:p>
          </table:table-cell>
        </table:table-row>
      </table:table>
      <text:list xml:id="list25126461926187" text:continue-numbering="true" text:style-name="L1">
        <text:list-header>
          <text:p text:style-name="P19"/>
        </text:list-header>
        <text:list-item>
          <text:p text:style-name="P19"><text:span text:style-name="T1">Caveat:</text:span> </text:p>
          <text:list>
            <text:list-item>
              <text:p text:style-name="P19">in Armadillo &gt;= 10.5, the default initialisation is <text:span text:style-name="Source_20_Text">fill::zeros</text:span> </text:p>
            </text:list-item>
            <text:list-item>
              <text:p text:style-name="P19">in Armadillo &lt;= 10.4, the default initialisation is <text:span text:style-name="Source_20_Text">fill::none</text:span> </text:p>
            </text:list-item>
          </text:list>
          <text:p text:style-name="P19"/>
        </text:list-item>
        <text:list-item>
          <text:p text:style-name="P19">For the <text:span text:style-name="T3">mat(string)</text:span> constructor, the format is elements separated by spaces, and rows denoted by semicolons; for example, the 2x2 identity matrix can be created using <text:span text:style-name="Source_20_Text">"1 0; 0 1"</text:span>; note that string based initialisation is slower than directly <text:a xlink:type="simple" xlink:href="https://arma.sourceforge.net/docs.html#element_access" text:style-name="Internet_20_link" text:visited-style-name="Visited_20_Internet_20_Link">setting the elements</text:a> or using <text:a xlink:type="simple" xlink:href="https://arma.sourceforge.net/docs.html#element_initialisation" text:style-name="Internet_20_link" text:visited-style-name="Visited_20_Internet_20_Link">element initialisation</text:a> </text:p>
        </text:list-item>
        <text:list-item>
          <text:p text:style-name="P19">Each instance of <text:span text:style-name="T3">mat</text:span> automatically allocates and releases internal memory. All internally allocated memory used by an instance of <text:span text:style-name="T3">mat</text:span> is automatically released as soon as the instance goes out of scope. For example, if an instance of <text:span text:style-name="T3">mat</text:span> is declared inside a function, it will be automatically destroyed at the end of the function. To forcefully release memory at any point, use <text:a xlink:type="simple" xlink:href="https://arma.sourceforge.net/docs.html#reset" text:style-name="Internet_20_link" text:visited-style-name="Visited_20_Internet_20_Link">.reset()</text:a>; note that in normal use this is not required. <text:bookmark text:name="adv_constructors_mat"/></text:p>
        </text:list-item>
        <text:list-item>
          <text:p text:style-name="P18">Advanced constructors: </text:p>
          <text:list>
            <text:list-header>
              <text:p text:style-name="P18"><text:span text:style-name="Source_20_Text">mat(ptr_aux_mem, n_rows, n_cols, copy_aux_mem = true, strict = false)</text:span> </text:p>
              <text:list>
                <text:list-header>
                  <text:p text:style-name="P19">Create a matrix using data from writable auxiliary (external) memory, where <text:span text:style-name="T3">ptr_aux_mem</text:span> is a pointer to the memory. By default the matrix allocates its own memory and copies data from the auxiliary memory (for safety). However, if <text:span text:style-name="T3">copy_aux_mem</text:span> is set to <text:span text:style-name="T3">false</text:span>, the matrix will instead directly use the auxiliary memory (ie. no copying); this is faster, but can be dangerous unless you know what you are doing! <text:line-break/><text:line-break/>The <text:span text:style-name="T3">strict</text:span> parameter comes into effect only when <text:span text:style-name="T3">copy_aux_mem</text:span> is set to <text:span text:style-name="T3">false</text:span> (ie. the matrix is directly using auxiliary memory) </text:p>
                  <text:list>
                    <text:list-item>
                      <text:p text:style-name="P19"><text:soft-page-break/>when <text:span text:style-name="T3">strict</text:span> is set to <text:span text:style-name="T3">false</text:span>, the matrix will use the auxiliary memory until a size change or an aliasing event </text:p>
                    </text:list-item>
                    <text:list-item>
                      <text:p text:style-name="P19">when <text:span text:style-name="T3">strict</text:span> is set to <text:span text:style-name="T3">true</text:span>, the matrix will be bound to the auxiliary memory for its lifetime; the number of elements in the matrix can't be changed </text:p>
                    </text:list-item>
                  </text:list>
                </text:list-header>
              </text:list>
              <text:p text:style-name="P18"><text:line-break/><text:span text:style-name="Source_20_Text">mat(const ptr_aux_mem, n_rows, n_cols)</text:span> </text:p>
              <text:list text:continue-numbering="true">
                <text:list-header>
                  <text:p text:style-name="P19">Create a matrix by copying data from read-only auxiliary memory, where <text:span text:style-name="T3">ptr_aux_mem</text:span> is a pointer to the memory </text:p>
                </text:list-header>
              </text:list>
              <text:p text:style-name="P18"><text:bookmark text:name="adv_constructors_mat_fixed"/><text:line-break/><text:span text:style-name="Source_20_Text">mat::fixed&lt;n_rows, n_cols&gt;</text:span> </text:p>
              <text:list text:continue-numbering="true">
                <text:list-header>
                  <text:p text:style-name="P19">Create a fixed size matrix, with the size specified via template arguments. Memory for the matrix is reserved at compile time. This is generally faster than dynamic memory allocation, but the size of the matrix can't be changed afterwards (directly or indirectly). <text:line-break/><text:line-break/>For convenience, there are several pre-defined typedefs for each matrix type (where the types are: <text:span text:style-name="T3">umat</text:span>, <text:span text:style-name="T3">imat</text:span>, <text:span text:style-name="T3">fmat</text:span>, <text:span text:style-name="T3">mat</text:span>, <text:span text:style-name="T3">cx_fmat</text:span>, <text:span text:style-name="T3">cx_mat</text:span>). The typedefs specify a square matrix size, ranging from 2x2 to 9x9. The typedefs were defined by appending a two digit form of the size to the matrix type; examples: <text:span text:style-name="T3">mat33</text:span> is equivalent to <text:span text:style-name="T3">mat::fixed&lt;3,3&gt;</text:span>, while <text:span text:style-name="T3">cx_mat44</text:span> is equivalent to <text:span text:style-name="T3">cx_mat::fixed&lt;4,4&gt;</text:span>. </text:p>
                </text:list-header>
              </text:list>
              <text:p text:style-name="P18"><text:line-break/><text:span text:style-name="Source_20_Text">mat::fixed&lt;n_rows, n_cols&gt;(</text:span><text:span text:style-name="Source_20_Text"><text:span text:style-name="T3">fill_form</text:span></text:span><text:span text:style-name="Source_20_Text">)</text:span> </text:p>
              <text:list text:continue-numbering="true">
                <text:list-header>
                  <text:p text:style-name="P19">Create a fixed size matrix, with the elements explicitly initialised according to <text:span text:style-name="T3">fill_form</text:span> </text:p>
                </text:list-header>
              </text:list>
              <text:p text:style-name="P18"><text:line-break/><text:span text:style-name="Source_20_Text">mat::fixed&lt;n_rows, n_cols&gt;(const ptr_aux_mem)</text:span> </text:p>
              <text:list text:continue-numbering="true">
                <text:list-header>
                  <text:p text:style-name="P19">Create a fixed size matrix, with the size specified via template arguments; data is copied from auxiliary memory, where <text:span text:style-name="T3">ptr_aux_mem</text:span> is a pointer to the memory </text:p>
                </text:list-header>
              </text:list>
            </text:list-header>
          </text:list>
          <text:p text:style-name="P18"/>
        </text:list-item>
        <text:list-item>
          <text:p text:style-name="P18">Examples: </text:p>
          <text:list>
            <text:list-header>
              <text:p text:style-name="P1">mat A(5, 5, fill::randu);</text:p>
              <text:p text:style-name="P1">double x = A(1,2);</text:p>
              <text:p text:style-name="P1"/>
              <text:p text:style-name="P1">mat B = A + A;</text:p>
              <text:p text:style-name="P1">mat C = A * B;</text:p>
              <text:p text:style-name="P1">mat D = A % B;</text:p>
              <text:p text:style-name="P1"/>
              <text:p text:style-name="P1">cx_mat X(A,B);</text:p>
              <text:p text:style-name="P1"/>
              <text:p text:style-name="P1">B.zeros();</text:p>
              <text:p text:style-name="P1">B.set_size(10,10);</text:p>
              <text:p text:style-name="P1">B.ones(5,6);</text:p>
              <text:p text:style-name="P1"/>
              <text:p text:style-name="P1"><text:soft-page-break/>B.print("B:");</text:p>
              <text:p text:style-name="P1"/>
              <text:p text:style-name="P1">mat::fixed&lt;5,6&gt; F;</text:p>
              <text:p text:style-name="P1"/>
              <text:p text:style-name="P1">double aux_mem[24];</text:p>
              <text:p text:style-name="P2">mat H(&amp;aux_mem[0], 4, 6, false); <text:s/>// use auxiliary memory</text:p>
            </text:list-header>
          </text:list>
          <text:p text:style-name="P19"/>
        </text:list-item>
        <text:list-item>
          <text:p text:style-name="P19">See also: </text:p>
          <text:list>
            <text:list-item>
              <text:p text:style-name="P19"><text:a xlink:type="simple" xlink:href="https://arma.sourceforge.net/docs.html#attributes" text:style-name="Internet_20_link" text:visited-style-name="Visited_20_Internet_20_Link">matrix attributes</text:a> </text:p>
            </text:list-item>
            <text:list-item>
              <text:p text:style-name="P19"><text:a xlink:type="simple" xlink:href="https://arma.sourceforge.net/docs.html#element_access" text:style-name="Internet_20_link" text:visited-style-name="Visited_20_Internet_20_Link">accessing elements</text:a> </text:p>
            </text:list-item>
            <text:list-item>
              <text:p text:style-name="P19"><text:a xlink:type="simple" xlink:href="https://arma.sourceforge.net/docs.html#element_initialisation" text:style-name="Internet_20_link" text:visited-style-name="Visited_20_Internet_20_Link">initialising elements</text:a> </text:p>
            </text:list-item>
            <text:list-item>
              <text:p text:style-name="P19"><text:a xlink:type="simple" xlink:href="https://arma.sourceforge.net/docs.html#operators" text:style-name="Internet_20_link" text:visited-style-name="Visited_20_Internet_20_Link">math &amp; relational operators</text:a> </text:p>
            </text:list-item>
            <text:list-item>
              <text:p text:style-name="P19"><text:a xlink:type="simple" xlink:href="https://arma.sourceforge.net/docs.html#submat" text:style-name="Internet_20_link" text:visited-style-name="Visited_20_Internet_20_Link">submatrix views</text:a> </text:p>
            </text:list-item>
            <text:list-item>
              <text:p text:style-name="P19"><text:a xlink:type="simple" xlink:href="https://arma.sourceforge.net/docs.html#save_load_mat" text:style-name="Internet_20_link" text:visited-style-name="Visited_20_Internet_20_Link">saving &amp; loading matrices</text:a> </text:p>
            </text:list-item>
            <text:list-item>
              <text:p text:style-name="P19"><text:a xlink:type="simple" xlink:href="https://arma.sourceforge.net/docs.html#print" text:style-name="Internet_20_link" text:visited-style-name="Visited_20_Internet_20_Link">printing matrices</text:a> </text:p>
            </text:list-item>
            <text:list-item>
              <text:p text:style-name="P19"><text:a xlink:type="simple" xlink:href="https://arma.sourceforge.net/docs.html#iterators_mat" text:style-name="Internet_20_link" text:visited-style-name="Visited_20_Internet_20_Link">element iterators</text:a> </text:p>
            </text:list-item>
            <text:list-item>
              <text:p text:style-name="P19"><text:a xlink:type="simple" xlink:href="https://arma.sourceforge.net/docs.html#eval_member" text:style-name="Internet_20_link" text:visited-style-name="Visited_20_Internet_20_Link">.eval()</text:a> </text:p>
            </text:list-item>
            <text:list-item>
              <text:p text:style-name="P19"><text:a xlink:type="simple" xlink:href="https://arma.sourceforge.net/docs.html#conv_to" text:style-name="Internet_20_link" text:visited-style-name="Visited_20_Internet_20_Link">conv_to()</text:a> (convert between matrix types) </text:p>
            </text:list-item>
            <text:list-item>
              <text:p text:style-name="P19"><text:a xlink:type="simple" xlink:href="https://arma.sourceforge.net/docs.html#Col" text:style-name="Internet_20_link" text:visited-style-name="Visited_20_Internet_20_Link">Col class</text:a> </text:p>
            </text:list-item>
            <text:list-item>
              <text:p text:style-name="P19"><text:a xlink:type="simple" xlink:href="https://arma.sourceforge.net/docs.html#Row" text:style-name="Internet_20_link" text:visited-style-name="Visited_20_Internet_20_Link">Row class</text:a> </text:p>
            </text:list-item>
            <text:list-item>
              <text:p text:style-name="P19"><text:a xlink:type="simple" xlink:href="https://arma.sourceforge.net/docs.html#Cube" text:style-name="Internet_20_link" text:visited-style-name="Visited_20_Internet_20_Link">Cube class</text:a> </text:p>
            </text:list-item>
            <text:list-item>
              <text:p text:style-name="P19"><text:a xlink:type="simple" xlink:href="https://arma.sourceforge.net/docs.html#SpMat" text:style-name="Internet_20_link" text:visited-style-name="Visited_20_Internet_20_Link">SpMat class</text:a> (sparse matrix with compressed sparse column format) </text:p>
            </text:list-item>
            <text:list-item>
              <text:p text:style-name="P19"><text:a xlink:type="simple" xlink:href="https://arma.sourceforge.net/docs.html#config_hpp" text:style-name="Internet_20_link" text:visited-style-name="Visited_20_Internet_20_Link">config.hpp</text:a> </text:p>
            </text:list-item>
            <text:list-item>
              <text:p text:style-name="P19"><text:a xlink:type="simple" xlink:href="https://cplusplus.com/doc/tutorial/other_data_types/" text:style-name="Internet_20_link" text:visited-style-name="Visited_20_Internet_20_Link">explanation of </text:a><text:a xlink:type="simple" xlink:href="https://cplusplus.com/doc/tutorial/other_data_types/" text:style-name="Internet_20_link" text:visited-style-name="Visited_20_Internet_20_Link"><text:span text:style-name="T3">typedef</text:span></text:a> (cplusplus.com) </text:p>
            </text:list-item>
            <text:list-item>
              <text:p text:style-name="P19"><text:a xlink:type="simple" xlink:href="https://en.wikipedia.org/wiki/C_data_types" text:style-name="Internet_20_link" text:visited-style-name="Visited_20_Internet_20_Link">C data types</text:a> (Wikipedia) </text:p>
            </text:list-item>
          </text:list>
          <text:p text:style-name="P18"/>
        </text:list-item>
      </text:list>
      <text:p text:style-name="Horizontal_20_Line"/>
      <text:p text:style-name="P17"/>
      <text:p text:style-name="Text_20_body"><text:bookmark text:name="Col"/><text:span text:style-name="T1">Col&lt;</text:span><text:span text:style-name="T3">type</text:span><text:span text:style-name="T1">&gt;</text:span> <text:line-break/><text:span text:style-name="T1">vec</text:span> <text:line-break/><text:span text:style-name="T1">cx_vec</text:span> </text:p>
      <text:list xml:id="list622450735" text:style-name="L2">
        <text:list-item>
          <text:p text:style-name="P21">Classes for column vectors (dense matrices with one column) </text:p>
        </text:list-item>
        <text:list-item>
          <text:p text:style-name="P21">The <text:span text:style-name="T1">Col&lt;</text:span><text:span text:style-name="T3">type</text:span><text:span text:style-name="T1">&gt;</text:span> class is derived from the <text:span text:style-name="T1">Mat&lt;</text:span><text:span text:style-name="T3">type</text:span><text:span text:style-name="T1">&gt;</text:span> class and inherits most of the member functions </text:p>
        </text:list-item>
        <text:list-item>
          <text:p text:style-name="P21">For convenience the following typedefs have been defined: </text:p>
        </text:list-item>
      </text:list>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16"><text:span text:style-name="Source_20_Text">vec</text:span> </text:p>
          </table:table-cell>
          <table:table-cell table:style-name="Table4.A1" office:value-type="string">
            <text:p text:style-name="Table_20_Contents"> =  </text:p>
          </table:table-cell>
          <table:table-cell table:style-name="Table4.A1" office:value-type="string">
            <text:p text:style-name="P16"><text:span text:style-name="Source_20_Text">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double&gt;</text:span> </text:p>
          </table:table-cell>
        </table:table-row>
        <table:table-row>
          <table:table-cell table:style-name="Table4.A1" office:value-type="string">
            <text:p text:style-name="P16"><text:span text:style-name="Source_20_Text">dvec</text:span> </text:p>
          </table:table-cell>
          <table:table-cell table:style-name="Table4.A1" office:value-type="string">
            <text:p text:style-name="Table_20_Contents"> =  </text:p>
          </table:table-cell>
          <table:table-cell table:style-name="Table4.A1" office:value-type="string">
            <text:p text:style-name="P16"><text:span text:style-name="Source_20_Text">d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double&gt;</text:span> </text:p>
          </table:table-cell>
        </table:table-row>
        <table:table-row>
          <table:table-cell table:style-name="Table4.A1" office:value-type="string">
            <text:p text:style-name="P16"><text:span text:style-name="Source_20_Text">fvec</text:span> </text:p>
          </table:table-cell>
          <table:table-cell table:style-name="Table4.A1" office:value-type="string">
            <text:p text:style-name="Table_20_Contents"> =  </text:p>
          </table:table-cell>
          <table:table-cell table:style-name="Table4.A1" office:value-type="string">
            <text:p text:style-name="P16"><text:span text:style-name="Source_20_Text">f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float&gt;</text:span> </text:p>
          </table:table-cell>
        </table:table-row>
        <table:table-row>
          <table:table-cell table:style-name="Table4.A1" office:value-type="string">
            <text:p text:style-name="P16"><text:span text:style-name="Source_20_Text">cx_vec</text:span> </text:p>
          </table:table-cell>
          <table:table-cell table:style-name="Table4.A1" office:value-type="string">
            <text:p text:style-name="Table_20_Contents"> =  </text:p>
          </table:table-cell>
          <table:table-cell table:style-name="Table4.A1" office:value-type="string">
            <text:p text:style-name="P16"><text:span text:style-name="Source_20_Text">cx_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4.A1" office:value-type="string">
            <text:p text:style-name="P16"><text:span text:style-name="Source_20_Text">cx_dvec</text:span> </text:p>
          </table:table-cell>
          <table:table-cell table:style-name="Table4.A1" office:value-type="string">
            <text:p text:style-name="Table_20_Contents"> =  </text:p>
          </table:table-cell>
          <table:table-cell table:style-name="Table4.A1" office:value-type="string">
            <text:p text:style-name="P16"><text:span text:style-name="Source_20_Text">cx_d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4.A1" office:value-type="string">
            <text:p text:style-name="P16"><text:span text:style-name="Source_20_Text">cx_fvec</text:span> </text:p>
          </table:table-cell>
          <table:table-cell table:style-name="Table4.A1" office:value-type="string">
            <text:p text:style-name="Table_20_Contents"> =  </text:p>
          </table:table-cell>
          <table:table-cell table:style-name="Table4.A1" office:value-type="string">
            <text:p text:style-name="P16"><text:span text:style-name="Source_20_Text">cx_f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text:span><text:a xlink:type="simple" xlink:href="https://arma.sourceforge.net/docs.html#cx_double" text:style-name="Internet_20_link" text:visited-style-name="Visited_20_Internet_20_Link"><text:span text:style-name="Source_20_Text">cx_float</text:span></text:a><text:span text:style-name="Source_20_Text">&gt;</text:span> </text:p>
          </table:table-cell>
        </table:table-row>
        <table:table-row>
          <table:table-cell table:style-name="Table4.A1" office:value-type="string">
            <text:p text:style-name="P16"><text:span text:style-name="Source_20_Text">uvec</text:span> </text:p>
          </table:table-cell>
          <table:table-cell table:style-name="Table4.A1" office:value-type="string">
            <text:p text:style-name="Table_20_Contents"> =  </text:p>
          </table:table-cell>
          <table:table-cell table:style-name="Table4.A1" office:value-type="string">
            <text:p text:style-name="P16"><text:span text:style-name="Source_20_Text">u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text:span><text:a xlink:type="simple" xlink:href="https://arma.sourceforge.net/docs.html#uword" text:style-name="Internet_20_link" text:visited-style-name="Visited_20_Internet_20_Link"><text:span text:style-name="Source_20_Text">uword</text:span></text:a><text:span text:style-name="Source_20_Text">&gt;</text:span> </text:p>
          </table:table-cell>
        </table:table-row>
        <table:table-row>
          <table:table-cell table:style-name="Table4.A1" office:value-type="string">
            <text:p text:style-name="P16"><text:span text:style-name="Source_20_Text">ivec</text:span> </text:p>
          </table:table-cell>
          <table:table-cell table:style-name="Table4.A1" office:value-type="string">
            <text:p text:style-name="Table_20_Contents"> =  </text:p>
          </table:table-cell>
          <table:table-cell table:style-name="Table4.A1" office:value-type="string">
            <text:p text:style-name="P16"><text:span text:style-name="Source_20_Text">icolvec</text:span> </text:p>
          </table:table-cell>
          <table:table-cell table:style-name="Table4.A1" office:value-type="string">
            <text:p text:style-name="Table_20_Contents"> =  </text:p>
          </table:table-cell>
          <table:table-cell table:style-name="Table4.A1" office:value-type="string">
            <text:p text:style-name="Table_20_Contents"><text:span text:style-name="Source_20_Text">Col&lt;</text:span><text:a xlink:type="simple" xlink:href="https://arma.sourceforge.net/docs.html#uword" text:style-name="Internet_20_link" text:visited-style-name="Visited_20_Internet_20_Link"><text:span text:style-name="Source_20_Text">sword</text:span></text:a><text:span text:style-name="Source_20_Text">&gt;</text:span> </text:p>
          </table:table-cell>
        </table:table-row>
      </table:table>
      <text:list xml:id="list25126919204102" text:continue-numbering="true" text:style-name="L2">
        <text:list-header>
          <text:p text:style-name="P21"/>
        </text:list-header>
        <text:list-item>
          <text:p text:style-name="P21"><text:soft-page-break/>The <text:span text:style-name="T4">vec</text:span> and <text:span text:style-name="T4">colvec</text:span> types have the <text:span text:style-name="T1">same meaning</text:span> and are used <text:span text:style-name="T1">interchangeably</text:span> </text:p>
        </text:list-item>
        <text:list-item>
          <text:p text:style-name="P21">In this documentation, the types <text:span text:style-name="T3">vec</text:span> or <text:span text:style-name="T3">colvec</text:span> are used for convenience; it is possible to use other column vector types instead, eg. <text:span text:style-name="T3">fvec</text:span>, <text:span text:style-name="T3">fcolvec</text:span> </text:p>
        </text:list-item>
        <text:list-item>
          <text:p text:style-name="P21">Functions which take <text:span text:style-name="T3">Mat</text:span> as input can generally also take <text:span text:style-name="T3">Col</text:span> as input; main exceptions are functions which require square matrices </text:p>
        </text:list-item>
        <text:list-item>
          <text:p text:style-name="P21">Constructor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ource_20_Text">vec()</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vec(</text:span><text:span text:style-name="Source_20_Text"><text:span text:style-name="T3">n_elem</text:span></text:span><text:span text:style-name="Source_20_Text">)</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vec(</text:span><text:span text:style-name="Source_20_Text"><text:span text:style-name="T3">n_elem</text:span></text:span><text:span text:style-name="Source_20_Text">, </text:span><text:span text:style-name="Source_20_Text"><text:span text:style-name="T3">fill_form</text:span></text:span><text:span text:style-name="Source_20_Text">)</text:span></text:p>
          </table:table-cell>
          <table:table-cell table:style-name="Table5.A1" office:value-type="string">
            <text:p text:style-name="Table_20_Contents"> </text:p>
          </table:table-cell>
          <table:table-cell table:style-name="Table5.A1" office:value-type="string">
            <text:p text:style-name="Table_20_Contents">(elements are initialised according to <text:span text:style-name="T3">fill_form</text:span>)</text:p>
          </table:table-cell>
        </table:table-row>
        <table:table-row>
          <table:table-cell table:style-name="Table5.A1" office:value-type="string">
            <text:p text:style-name="Table_20_Contents"><text:span text:style-name="Source_20_Text">vec(size(</text:span><text:span text:style-name="Source_20_Text"><text:span text:style-name="T3">X</text:span></text:span><text:span text:style-name="Source_20_Text">))</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vec(size(</text:span><text:span text:style-name="Source_20_Text"><text:span text:style-name="T3">X</text:span></text:span><text:span text:style-name="Source_20_Text">), </text:span><text:span text:style-name="Source_20_Text"><text:span text:style-name="T3">fill_form</text:span></text:span><text:span text:style-name="Source_20_Text">)</text:span></text:p>
          </table:table-cell>
          <table:table-cell table:style-name="Table5.A1" office:value-type="string">
            <text:p text:style-name="Table_20_Contents"> </text:p>
          </table:table-cell>
          <table:table-cell table:style-name="Table5.A1" office:value-type="string">
            <text:p text:style-name="Table_20_Contents">(elements are initialised according to <text:span text:style-name="T3">fill_form</text:span>)</text:p>
          </table:table-cell>
        </table:table-row>
        <table:table-row>
          <table:table-cell table:style-name="Table5.A1" office:value-type="string">
            <text:p text:style-name="Table_20_Contents"><text:span text:style-name="Source_20_Text">vec(vec)</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vec(mat)</text:span></text:p>
          </table:table-cell>
          <table:table-cell table:style-name="Table5.A1" office:value-type="string">
            <text:p text:style-name="Table_20_Contents"> </text:p>
          </table:table-cell>
          <table:table-cell table:style-name="Table5.A1" office:value-type="string">
            <text:p text:style-name="Table_20_Contents">(<text:span text:style-name="T3">std::logic_error</text:span> exception is thrown if the given matrix has more than one column)</text:p>
          </table:table-cell>
        </table:table-row>
        <table:table-row>
          <table:table-cell table:style-name="Table5.A1" office:value-type="string">
            <text:p text:style-name="Table_20_Contents"><text:span text:style-name="Source_20_Text">vec(initializer_list)</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vec(string)</text:span></text:p>
          </table:table-cell>
          <table:table-cell table:style-name="Table5.A1" office:value-type="string">
            <text:p text:style-name="Table_20_Contents"> </text:p>
          </table:table-cell>
          <table:table-cell table:style-name="Table5.A1" office:value-type="string">
            <text:p text:style-name="Table_20_Contents">(elements separated by spaces)</text:p>
          </table:table-cell>
        </table:table-row>
        <table:table-row>
          <table:table-cell table:style-name="Table5.A1" office:value-type="string">
            <text:p text:style-name="Table_20_Contents"><text:span text:style-name="Source_20_Text">vec(std::vector)</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cx_vec(vec,vec)</text:span></text:p>
          </table:table-cell>
          <table:table-cell table:style-name="Table5.A1" office:value-type="string">
            <text:p text:style-name="Table_20_Contents"> </text:p>
          </table:table-cell>
          <table:table-cell table:style-name="Table5.A1" office:value-type="string">
            <text:p text:style-name="Table_20_Contents">(for constructing a complex vector out of two real vectors)</text:p>
          </table:table-cell>
        </table:table-row>
      </table:table>
      <text:list xml:id="list25126629117927" text:continue-numbering="true" text:style-name="L2">
        <text:list-header>
          <text:p text:style-name="P21"/>
        </text:list-header>
        <text:list-item>
          <text:p text:style-name="P21"><text:span text:style-name="T1">Caveat:</text:span> </text:p>
          <text:list>
            <text:list-item>
              <text:p text:style-name="P21">in Armadillo &gt;= 10.5, the default initialisation is <text:span text:style-name="Source_20_Text">fill::zeros</text:span> </text:p>
            </text:list-item>
            <text:list-item>
              <text:p text:style-name="P21">in Armadillo &lt;= 10.4, the default initialisation is <text:span text:style-name="Source_20_Text">fill::none</text:span> </text:p>
            </text:list-item>
          </text:list>
          <text:p text:style-name="P21"><text:bookmark text:name="adv_constructors_col"/></text:p>
        </text:list-item>
        <text:list-item>
          <text:p text:style-name="P20">Advanced constructors: </text:p>
          <text:list>
            <text:list-header>
              <text:p text:style-name="P20"><text:span text:style-name="Source_20_Text">vec(ptr_aux_mem, number_of_elements, copy_aux_mem = true, strict = false)</text:span> </text:p>
              <text:list>
                <text:list-header>
                  <text:p text:style-name="P21">Create a column vector using data from writable auxiliary (external) memory, where <text:span text:style-name="T3">ptr_aux_mem</text:span> is a pointer to the memory. By default the vector allocates its own memory and copies data from the auxiliary memory (for safety). However, if <text:span text:style-name="T3">copy_aux_mem</text:span> is set to <text:span text:style-name="T3">false</text:span>, the vector will instead directly use the auxiliary memory (ie. no copying); this is faster, but can be dangerous unless you know what you are doing! <text:line-break/><text:line-break/>The <text:span text:style-name="T3">strict</text:span> parameter comes into effect only when <text:span text:style-name="T3">copy_aux_mem</text:span> is set to <text:span text:style-name="T3">false</text:span> (ie. the vector is directly using auxiliary memory) </text:p>
                  <text:list>
                    <text:list-item>
                      <text:p text:style-name="P21">when <text:span text:style-name="T3">strict</text:span> is set to <text:span text:style-name="T3">false</text:span>, the vector will use the auxiliary memory until a size change or an aliasing event </text:p>
                    </text:list-item>
                    <text:list-item>
                      <text:p text:style-name="P21">when <text:span text:style-name="T3">strict</text:span> is set to <text:span text:style-name="T3">true</text:span>, the vector will be bound to the auxiliary memory for its lifetime; the number of elements in the vector can't be changed </text:p>
                    </text:list-item>
                  </text:list>
                </text:list-header>
              </text:list>
              <text:p text:style-name="P20"><text:soft-page-break/><text:line-break/><text:span text:style-name="Source_20_Text">vec(const ptr_aux_mem, number_of_elements)</text:span> </text:p>
              <text:list text:continue-numbering="true">
                <text:list-header>
                  <text:p text:style-name="P21">Create a column vector by copying data from read-only auxiliary memory, where <text:span text:style-name="T3">ptr_aux_mem</text:span> is a pointer to the memory </text:p>
                </text:list-header>
              </text:list>
              <text:p text:style-name="P20"><text:bookmark text:name="adv_constructors_col_fixed"/><text:line-break/><text:span text:style-name="Source_20_Text">vec::fixed&lt;number_of_elements&gt;</text:span> </text:p>
              <text:list text:continue-numbering="true">
                <text:list-header>
                  <text:p text:style-name="P21">Create a fixed size column vector, with the size specified via the template argument. Memory for the vector is reserved at compile time. This is generally faster than dynamic memory allocation, but the size of the vector can't be changed afterwards (directly or indirectly). <text:line-break/><text:line-break/>For convenience, there are several pre-defined typedefs for each vector type (where the types are: <text:span text:style-name="T3">uvec</text:span>, <text:span text:style-name="T3">ivec</text:span>, <text:span text:style-name="T3">fvec</text:span>, <text:span text:style-name="T3">vec</text:span>, <text:span text:style-name="T3">cx_fvec</text:span>, <text:span text:style-name="T3">cx_vec</text:span> as well as the corresponding <text:span text:style-name="T3">colvec</text:span> versions). The pre-defined typedefs specify vector sizes ranging from 2 to 9. The typedefs were defined by appending a single digit form of the size to the vector type; examples: <text:span text:style-name="T3">vec3</text:span> is equivalent to <text:span text:style-name="T3">vec::fixed&lt;3&gt;</text:span>, while <text:span text:style-name="T3">cx_vec4</text:span> is equivalent to <text:span text:style-name="T3">cx_vec::fixed&lt;4&gt;</text:span>. </text:p>
                </text:list-header>
              </text:list>
              <text:p text:style-name="P20"><text:line-break/><text:span text:style-name="Source_20_Text">vec::fixed&lt;number_of_elements&gt;(</text:span><text:span text:style-name="Source_20_Text"><text:span text:style-name="T3">fill_form</text:span></text:span><text:span text:style-name="Source_20_Text">)</text:span> </text:p>
              <text:list text:continue-numbering="true">
                <text:list-header>
                  <text:p text:style-name="P21">Create a fixed size column vector, with the elements explicitly initialised according to <text:span text:style-name="T3">fill_form</text:span> </text:p>
                </text:list-header>
              </text:list>
              <text:p text:style-name="P20"><text:line-break/><text:span text:style-name="Source_20_Text">vec::fixed&lt;number_of_elements&gt;(const ptr_aux_mem)</text:span> </text:p>
              <text:list text:continue-numbering="true">
                <text:list-header>
                  <text:p text:style-name="P21">Create a fixed size column vector, with the size specified via the template argument; data is copied from auxiliary memory, where <text:span text:style-name="T3">ptr_aux_mem</text:span> is a pointer to the memory </text:p>
                </text:list-header>
              </text:list>
            </text:list-header>
          </text:list>
          <text:p text:style-name="P20"/>
        </text:list-item>
        <text:list-item>
          <text:p text:style-name="P20">Examples: </text:p>
          <text:list>
            <text:list-header>
              <text:p text:style-name="P3">vec x(10);</text:p>
              <text:p text:style-name="P3">vec y(10, fill::ones);</text:p>
              <text:p text:style-name="P3"/>
              <text:p text:style-name="P3">mat A(10, 10, fill::randu);</text:p>
              <text:p text:style-name="P4">vec z = A.col(5); // extract a column vector</text:p>
            </text:list-header>
          </text:list>
          <text:p text:style-name="P21"/>
        </text:list-item>
        <text:list-item>
          <text:p text:style-name="P21">See also: </text:p>
          <text:list>
            <text:list-item>
              <text:p text:style-name="P21"><text:a xlink:type="simple" xlink:href="https://arma.sourceforge.net/docs.html#element_initialisation" text:style-name="Internet_20_link" text:visited-style-name="Visited_20_Internet_20_Link">element initialisation</text:a> </text:p>
            </text:list-item>
            <text:list-item>
              <text:p text:style-name="P21"><text:a xlink:type="simple" xlink:href="https://arma.sourceforge.net/docs.html#Mat" text:style-name="Internet_20_link" text:visited-style-name="Visited_20_Internet_20_Link">Mat class</text:a> </text:p>
            </text:list-item>
            <text:list-item>
              <text:p text:style-name="P21"><text:a xlink:type="simple" xlink:href="https://arma.sourceforge.net/docs.html#Row" text:style-name="Internet_20_link" text:visited-style-name="Visited_20_Internet_20_Link">Row class</text:a> </text:p>
            </text:list-item>
          </text:list>
          <text:p text:style-name="P20"/>
        </text:list-item>
      </text:list>
      <text:p text:style-name="Horizontal_20_Line"/>
      <text:p text:style-name="P17"/>
      <text:p text:style-name="Text_20_body"><text:bookmark text:name="Row"/><text:soft-page-break/><text:span text:style-name="T1">Row&lt;</text:span><text:span text:style-name="T3">type</text:span><text:span text:style-name="T1">&gt;</text:span> <text:line-break/><text:span text:style-name="T1">rowvec</text:span> <text:line-break/><text:span text:style-name="T1">cx_rowvec</text:span> </text:p>
      <text:list xml:id="list3206502963" text:style-name="L3">
        <text:list-item>
          <text:p text:style-name="P23">Classes for row vectors (dense matrices with one row) </text:p>
        </text:list-item>
        <text:list-item>
          <text:p text:style-name="P23">The template <text:span text:style-name="T1">Row&lt;</text:span><text:span text:style-name="T3">type</text:span><text:span text:style-name="T1">&gt;</text:span> class is derived from the <text:span text:style-name="T1">Mat&lt;</text:span><text:span text:style-name="T3">type</text:span><text:span text:style-name="T1">&gt;</text:span> class and inherits most of the member functions </text:p>
        </text:list-item>
        <text:list-item>
          <text:p text:style-name="P23">For convenience the following typedefs have been defined: </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16"><text:span text:style-name="Source_20_Text">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double&gt;</text:span> </text:p>
          </table:table-cell>
        </table:table-row>
        <table:table-row>
          <table:table-cell table:style-name="Table6.A1" office:value-type="string">
            <text:p text:style-name="P16"><text:span text:style-name="Source_20_Text">d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double&gt;</text:span> </text:p>
          </table:table-cell>
        </table:table-row>
        <table:table-row>
          <table:table-cell table:style-name="Table6.A1" office:value-type="string">
            <text:p text:style-name="P16"><text:span text:style-name="Source_20_Text">f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float&gt;</text:span> </text:p>
          </table:table-cell>
        </table:table-row>
        <table:table-row>
          <table:table-cell table:style-name="Table6.A1" office:value-type="string">
            <text:p text:style-name="P16"><text:span text:style-name="Source_20_Text">cx_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6.A1" office:value-type="string">
            <text:p text:style-name="P16"><text:span text:style-name="Source_20_Text">cx_d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6.A1" office:value-type="string">
            <text:p text:style-name="P16"><text:span text:style-name="Source_20_Text">cx_f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text:span><text:a xlink:type="simple" xlink:href="https://arma.sourceforge.net/docs.html#cx_double" text:style-name="Internet_20_link" text:visited-style-name="Visited_20_Internet_20_Link"><text:span text:style-name="Source_20_Text">cx_float</text:span></text:a><text:span text:style-name="Source_20_Text">&gt;</text:span> </text:p>
          </table:table-cell>
        </table:table-row>
        <table:table-row>
          <table:table-cell table:style-name="Table6.A1" office:value-type="string">
            <text:p text:style-name="P16"><text:span text:style-name="Source_20_Text">u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text:span><text:a xlink:type="simple" xlink:href="https://arma.sourceforge.net/docs.html#uword" text:style-name="Internet_20_link" text:visited-style-name="Visited_20_Internet_20_Link"><text:span text:style-name="Source_20_Text">uword</text:span></text:a><text:span text:style-name="Source_20_Text">&gt;</text:span> </text:p>
          </table:table-cell>
        </table:table-row>
        <table:table-row>
          <table:table-cell table:style-name="Table6.A1" office:value-type="string">
            <text:p text:style-name="P16"><text:span text:style-name="Source_20_Text">irowvec</text:span> </text:p>
          </table:table-cell>
          <table:table-cell table:style-name="Table6.A1" office:value-type="string">
            <text:p text:style-name="Table_20_Contents"> =  </text:p>
          </table:table-cell>
          <table:table-cell table:style-name="Table6.A1" office:value-type="string">
            <text:p text:style-name="Table_20_Contents"><text:span text:style-name="Source_20_Text">Row&lt;</text:span><text:a xlink:type="simple" xlink:href="https://arma.sourceforge.net/docs.html#uword" text:style-name="Internet_20_link" text:visited-style-name="Visited_20_Internet_20_Link"><text:span text:style-name="Source_20_Text">sword</text:span></text:a><text:span text:style-name="Source_20_Text">&gt;</text:span> </text:p>
          </table:table-cell>
        </table:table-row>
      </table:table>
      <text:list xml:id="list25125825828605" text:continue-numbering="true" text:style-name="L3">
        <text:list-header>
          <text:p text:style-name="P23"/>
        </text:list-header>
        <text:list-item>
          <text:p text:style-name="P23">In this documentation, the <text:span text:style-name="T3">rowvec</text:span> type is used for convenience; it is possible to use other row vector types instead, eg. <text:span text:style-name="T3">frowvec</text:span> </text:p>
        </text:list-item>
        <text:list-item>
          <text:p text:style-name="P23">Functions which take <text:span text:style-name="T3">Mat</text:span> as input can generally also take <text:span text:style-name="T3">Row</text:span> as input; main exceptions are functions which require square matrices </text:p>
        </text:list-item>
        <text:list-item>
          <text:p text:style-name="P23">Constructors: </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ource_20_Text">rowvec()</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rowvec(</text:span><text:span text:style-name="Source_20_Text"><text:span text:style-name="T3">n_elem</text:span></text:span><text:span text:style-name="Source_20_Text">)</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rowvec(</text:span><text:span text:style-name="Source_20_Text"><text:span text:style-name="T3">n_elem</text:span></text:span><text:span text:style-name="Source_20_Text">, </text:span><text:span text:style-name="Source_20_Text"><text:span text:style-name="T3">fill_form</text:span></text:span><text:span text:style-name="Source_20_Text">)</text:span></text:p>
          </table:table-cell>
          <table:table-cell table:style-name="Table7.A1" office:value-type="string">
            <text:p text:style-name="Table_20_Contents"> </text:p>
          </table:table-cell>
          <table:table-cell table:style-name="Table7.A1" office:value-type="string">
            <text:p text:style-name="Table_20_Contents">(elements are initialised according to <text:span text:style-name="T3">fill_form</text:span>)</text:p>
          </table:table-cell>
        </table:table-row>
        <table:table-row>
          <table:table-cell table:style-name="Table7.A1" office:value-type="string">
            <text:p text:style-name="Table_20_Contents"><text:span text:style-name="Source_20_Text">rowvec(size(</text:span><text:span text:style-name="Source_20_Text"><text:span text:style-name="T3">X</text:span></text:span><text:span text:style-name="Source_20_Text">))</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rowvec(size(</text:span><text:span text:style-name="Source_20_Text"><text:span text:style-name="T3">X</text:span></text:span><text:span text:style-name="Source_20_Text">), </text:span><text:span text:style-name="Source_20_Text"><text:span text:style-name="T3">fill_form</text:span></text:span><text:span text:style-name="Source_20_Text">)</text:span></text:p>
          </table:table-cell>
          <table:table-cell table:style-name="Table7.A1" office:value-type="string">
            <text:p text:style-name="Table_20_Contents"> </text:p>
          </table:table-cell>
          <table:table-cell table:style-name="Table7.A1" office:value-type="string">
            <text:p text:style-name="Table_20_Contents">(elements are initialised according to <text:span text:style-name="T3">fill_form</text:span>)</text:p>
          </table:table-cell>
        </table:table-row>
        <table:table-row>
          <table:table-cell table:style-name="Table7.A1" office:value-type="string">
            <text:p text:style-name="Table_20_Contents"><text:span text:style-name="Source_20_Text">rowvec(rowvec)</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rowvec(mat)</text:span></text:p>
          </table:table-cell>
          <table:table-cell table:style-name="Table7.A1" office:value-type="string">
            <text:p text:style-name="Table_20_Contents"> </text:p>
          </table:table-cell>
          <table:table-cell table:style-name="Table7.A1" office:value-type="string">
            <text:p text:style-name="Table_20_Contents">(<text:span text:style-name="T3">std::logic_error</text:span> exception is thrown if the given matrix has more than one row)</text:p>
          </table:table-cell>
        </table:table-row>
        <table:table-row>
          <table:table-cell table:style-name="Table7.A1" office:value-type="string">
            <text:p text:style-name="Table_20_Contents"><text:span text:style-name="Source_20_Text">rowvec(initializer_list)</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rowvec(string)</text:span></text:p>
          </table:table-cell>
          <table:table-cell table:style-name="Table7.A1" office:value-type="string">
            <text:p text:style-name="Table_20_Contents"> </text:p>
          </table:table-cell>
          <table:table-cell table:style-name="Table7.A1" office:value-type="string">
            <text:p text:style-name="Table_20_Contents">(elements separated by spaces)</text:p>
          </table:table-cell>
        </table:table-row>
        <table:table-row>
          <table:table-cell table:style-name="Table7.A1" office:value-type="string">
            <text:p text:style-name="Table_20_Contents"><text:span text:style-name="Source_20_Text">rowvec(std::vector)</text:span></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20_Text">cx_rowvec(rowvec,rowvec)</text:span></text:p>
          </table:table-cell>
          <table:table-cell table:style-name="Table7.A1" office:value-type="string">
            <text:p text:style-name="Table_20_Contents"> </text:p>
          </table:table-cell>
          <table:table-cell table:style-name="Table7.A1" office:value-type="string">
            <text:p text:style-name="Table_20_Contents">(for constructing a complex row vector out of two real row vectors)</text:p>
          </table:table-cell>
        </table:table-row>
      </table:table>
      <text:list xml:id="list25127762532014" text:continue-numbering="true" text:style-name="L3">
        <text:list-header>
          <text:p text:style-name="P23"/>
        </text:list-header>
        <text:list-item>
          <text:p text:style-name="P23"><text:span text:style-name="T1">Caveat:</text:span> </text:p>
          <text:list>
            <text:list-item>
              <text:p text:style-name="P23">in Armadillo &gt;= 10.5, the default initialisation is <text:span text:style-name="Source_20_Text">fill::zeros</text:span> </text:p>
            </text:list-item>
            <text:list-item>
              <text:p text:style-name="P23">in Armadillo &lt;= 10.4, the default initialisation is <text:span text:style-name="Source_20_Text">fill::none</text:span> </text:p>
            </text:list-item>
          </text:list>
          <text:p text:style-name="P23"><text:bookmark text:name="adv_constructors_row"/></text:p>
        </text:list-item>
        <text:list-item>
          <text:p text:style-name="P22">Advanced constructors: </text:p>
          <text:list>
            <text:list-header>
              <text:p text:style-name="P22"><text:soft-page-break/><text:span text:style-name="Source_20_Text">rowvec(ptr_aux_mem, number_of_elements, copy_aux_mem = true, strict = false)</text:span> </text:p>
              <text:list>
                <text:list-header>
                  <text:p text:style-name="P23">Create a row vector using data from writable auxiliary (external) memory, where <text:span text:style-name="T3">ptr_aux_mem</text:span> is a pointer to the memory. By default the vector allocates its own memory and copies data from the auxiliary memory (for safety). However, if <text:span text:style-name="T3">copy_aux_mem</text:span> is set to <text:span text:style-name="T3">false</text:span>, the vector will instead directly use the auxiliary memory (ie. no copying); this is faster, but can be dangerous unless you know what you are doing! <text:line-break/><text:line-break/>The <text:span text:style-name="T3">strict</text:span> parameter comes into effect only when <text:span text:style-name="T3">copy_aux_mem</text:span> is set to <text:span text:style-name="T3">false</text:span> (ie. the vector is directly using auxiliary memory) </text:p>
                  <text:list>
                    <text:list-item>
                      <text:p text:style-name="P23">when <text:span text:style-name="T3">strict</text:span> is set to <text:span text:style-name="T3">false</text:span>, the vector will use the auxiliary memory until a size change or an aliasing event </text:p>
                    </text:list-item>
                    <text:list-item>
                      <text:p text:style-name="P23">when <text:span text:style-name="T3">strict</text:span> is set to <text:span text:style-name="T3">true</text:span>, the vector will be bound to the auxiliary memory for its lifetime; the number of elements in the vector can't be changed </text:p>
                    </text:list-item>
                  </text:list>
                </text:list-header>
              </text:list>
              <text:p text:style-name="P22"><text:line-break/><text:span text:style-name="Source_20_Text">rowvec(const ptr_aux_mem, number_of_elements)</text:span> </text:p>
              <text:list text:continue-numbering="true">
                <text:list-header>
                  <text:p text:style-name="P23">Create a row vector by copying data from read-only auxiliary memory, where <text:span text:style-name="T3">ptr_aux_mem</text:span> is a pointer to the memory </text:p>
                </text:list-header>
              </text:list>
              <text:p text:style-name="P22"><text:line-break/><text:span text:style-name="Source_20_Text">rowvec::fixed&lt;number_of_elements&gt;</text:span> </text:p>
              <text:list text:continue-numbering="true">
                <text:list-header>
                  <text:p text:style-name="P23">Create a fixed size row vector, with the size specified via the template argument. Memory for the vector is reserved at compile time. This is generally faster than dynamic memory allocation, but the size of the vector can't be changed afterwards (directly or indirectly). <text:line-break/><text:line-break/>For convenience, there are several pre-defined typedefs for each vector type (where the types are: <text:span text:style-name="T3">urowvec</text:span>, <text:span text:style-name="T3">irowvec</text:span>, <text:span text:style-name="T3">frowvec</text:span>, <text:span text:style-name="T3">rowvec</text:span>, <text:span text:style-name="T3">cx_frowvec</text:span>, <text:span text:style-name="T3">cx_rowvec</text:span>). The pre-defined typedefs specify vector sizes ranging from 2 to 9. The typedefs were defined by appending a single digit form of the size to the vector type; examples: <text:span text:style-name="T3">rowvec3</text:span> is equivalent to <text:span text:style-name="T3">rowvec::fixed&lt;3&gt;</text:span>, while <text:span text:style-name="T3">cx_rowvec4</text:span> is equivalent to <text:span text:style-name="T3">cx_rowvec::fixed&lt;4&gt;</text:span>. </text:p>
                </text:list-header>
              </text:list>
              <text:p text:style-name="P22"><text:line-break/><text:span text:style-name="Source_20_Text">rowvec::fixed&lt;number_of_elements&gt;(</text:span><text:span text:style-name="Source_20_Text"><text:span text:style-name="T3">fill_form</text:span></text:span><text:span text:style-name="Source_20_Text">)</text:span> </text:p>
              <text:list text:continue-numbering="true">
                <text:list-header>
                  <text:p text:style-name="P23">Create a fixed size row vector, with the elements explicitly initialised according to <text:span text:style-name="T3">fill_form</text:span> </text:p>
                </text:list-header>
              </text:list>
              <text:p text:style-name="P22"><text:line-break/><text:span text:style-name="Source_20_Text">rowvec::fixed&lt;number_of_elements&gt;(const ptr_aux_mem)</text:span> </text:p>
              <text:list text:continue-numbering="true">
                <text:list-header>
                  <text:p text:style-name="P23">Create a fixed size row vector, with the size specified via the template argument; data is copied from auxiliary memory, where <text:span text:style-name="T3">ptr_aux_mem</text:span> is a pointer to the memory </text:p>
                </text:list-header>
              </text:list>
            </text:list-header>
          </text:list>
          <text:p text:style-name="P22"/>
        </text:list-item>
        <text:list-item>
          <text:p text:style-name="P22"><text:soft-page-break/>Examples: </text:p>
          <text:list>
            <text:list-header>
              <text:p text:style-name="P5">rowvec x(10);</text:p>
              <text:p text:style-name="P5">rowvec y(10, fill::ones);</text:p>
              <text:p text:style-name="P5"/>
              <text:p text:style-name="P5">mat <text:s text:c="3"/>A(10, 10, fill::randu);</text:p>
              <text:p text:style-name="P6">rowvec z = A.row(5); // extract a row vector</text:p>
            </text:list-header>
          </text:list>
          <text:p text:style-name="P23"/>
        </text:list-item>
        <text:list-item>
          <text:p text:style-name="P23">See also: </text:p>
          <text:list>
            <text:list-item>
              <text:p text:style-name="P23"><text:a xlink:type="simple" xlink:href="https://arma.sourceforge.net/docs.html#element_initialisation" text:style-name="Internet_20_link" text:visited-style-name="Visited_20_Internet_20_Link">element initialisation</text:a> </text:p>
            </text:list-item>
            <text:list-item>
              <text:p text:style-name="P23"><text:a xlink:type="simple" xlink:href="https://arma.sourceforge.net/docs.html#Mat" text:style-name="Internet_20_link" text:visited-style-name="Visited_20_Internet_20_Link">Mat class</text:a> </text:p>
            </text:list-item>
            <text:list-item>
              <text:p text:style-name="P23"><text:a xlink:type="simple" xlink:href="https://arma.sourceforge.net/docs.html#Col" text:style-name="Internet_20_link" text:visited-style-name="Visited_20_Internet_20_Link">Col class</text:a> </text:p>
            </text:list-item>
          </text:list>
          <text:p text:style-name="P22"/>
        </text:list-item>
      </text:list>
      <text:p text:style-name="Horizontal_20_Line"/>
      <text:p text:style-name="P17"/>
      <text:p text:style-name="Text_20_body"><text:bookmark text:name="Cube"/><text:span text:style-name="T1">Cube&lt;</text:span><text:span text:style-name="T3">type</text:span><text:span text:style-name="T1">&gt;</text:span> <text:line-break/><text:span text:style-name="T1">cube</text:span> <text:line-break/><text:span text:style-name="T1">cx_cube</text:span> </text:p>
      <text:list xml:id="list2847449170" text:style-name="L4">
        <text:list-item>
          <text:p text:style-name="P25">Classes for cubes (quasi 3rd order tensors), also known as "3D matrices" </text:p>
        </text:list-item>
        <text:list-item>
          <text:p text:style-name="P25">Data is stored as a set of slices (matrices) stored contiguously within memory; within each slice, elements are stored with column-major ordering (ie. column by column) </text:p>
        </text:list-item>
        <text:list-item>
          <text:p text:style-name="P25">The root cube class is <text:span text:style-name="T1">Cube&lt;</text:span><text:span text:style-name="T3">type</text:span><text:span text:style-name="T1">&gt;</text:span>, where <text:span text:style-name="T3">type</text:span> is one of: </text:p>
          <text:list>
            <text:list-item>
              <text:p text:style-name="P25"><text:span text:style-name="T3">float</text:span>, <text:span text:style-name="T3">double</text:span>, <text:span text:style-name="T3">std::complex&lt;float&gt;</text:span>, <text:span text:style-name="T3">std::complex&lt;double&gt;</text:span>, <text:span text:style-name="T3">short</text:span>, <text:span text:style-name="T3">int</text:span>, <text:span text:style-name="T3">long</text:span> and unsigned versions of <text:span text:style-name="T3">short</text:span>, <text:span text:style-name="T3">int</text:span>, <text:span text:style-name="T3">long</text:span> </text:p>
            </text:list-item>
          </text:list>
          <text:p text:style-name="P25"/>
        </text:list-item>
        <text:list-item>
          <text:p text:style-name="P25">For convenience the following typedefs have been defined: </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6"><text:span text:style-name="Source_20_Text">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double&gt;</text:span> </text:p>
          </table:table-cell>
        </table:table-row>
        <table:table-row>
          <table:table-cell table:style-name="Table8.A1" office:value-type="string">
            <text:p text:style-name="P16"><text:span text:style-name="Source_20_Text">d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double&gt;</text:span> </text:p>
          </table:table-cell>
        </table:table-row>
        <table:table-row>
          <table:table-cell table:style-name="Table8.A1" office:value-type="string">
            <text:p text:style-name="P16"><text:span text:style-name="Source_20_Text">f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float&gt;</text:span> </text:p>
          </table:table-cell>
        </table:table-row>
        <table:table-row>
          <table:table-cell table:style-name="Table8.A1" office:value-type="string">
            <text:p text:style-name="P16"><text:span text:style-name="Source_20_Text">cx_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8.A1" office:value-type="string">
            <text:p text:style-name="P16"><text:span text:style-name="Source_20_Text">cx_d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8.A1" office:value-type="string">
            <text:p text:style-name="P16"><text:span text:style-name="Source_20_Text">cx_f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text:span><text:a xlink:type="simple" xlink:href="https://arma.sourceforge.net/docs.html#cx_double" text:style-name="Internet_20_link" text:visited-style-name="Visited_20_Internet_20_Link"><text:span text:style-name="Source_20_Text">cx_float</text:span></text:a><text:span text:style-name="Source_20_Text">&gt;</text:span> </text:p>
          </table:table-cell>
        </table:table-row>
        <table:table-row>
          <table:table-cell table:style-name="Table8.A1" office:value-type="string">
            <text:p text:style-name="P16"><text:span text:style-name="Source_20_Text">u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text:span><text:a xlink:type="simple" xlink:href="https://arma.sourceforge.net/docs.html#uword" text:style-name="Internet_20_link" text:visited-style-name="Visited_20_Internet_20_Link"><text:span text:style-name="Source_20_Text">uword</text:span></text:a><text:span text:style-name="Source_20_Text">&gt;</text:span> </text:p>
          </table:table-cell>
        </table:table-row>
        <table:table-row>
          <table:table-cell table:style-name="Table8.A1" office:value-type="string">
            <text:p text:style-name="P16"><text:span text:style-name="Source_20_Text">icube</text:span> </text:p>
          </table:table-cell>
          <table:table-cell table:style-name="Table8.A1" office:value-type="string">
            <text:p text:style-name="Table_20_Contents"> =  </text:p>
          </table:table-cell>
          <table:table-cell table:style-name="Table8.A1" office:value-type="string">
            <text:p text:style-name="Table_20_Contents"><text:span text:style-name="Source_20_Text">Cube&lt;</text:span><text:a xlink:type="simple" xlink:href="https://arma.sourceforge.net/docs.html#uword" text:style-name="Internet_20_link" text:visited-style-name="Visited_20_Internet_20_Link"><text:span text:style-name="Source_20_Text">sword</text:span></text:a><text:span text:style-name="Source_20_Text">&gt;</text:span> </text:p>
          </table:table-cell>
        </table:table-row>
      </table:table>
      <text:list xml:id="list25126650652591" text:continue-numbering="true" text:style-name="L4">
        <text:list-header>
          <text:p text:style-name="P25"/>
        </text:list-header>
        <text:list-item>
          <text:p text:style-name="P25">In this documentation the <text:span text:style-name="T3">cube</text:span> type is used for convenience; it is possible to use other types instead, eg. <text:span text:style-name="T3">fcube</text:span> <text:bookmark text:name="constructors_cube"/></text:p>
        </text:list-item>
        <text:list-item>
          <text:p text:style-name="P25">Constructors: </text:p>
          <text:list>
            <text:list-header>
              <text:p text:style-name="P25"><text:span text:style-name="Source_20_Text">cube()</text:span> </text:p>
            </text:list-header>
          </text:list>
        </text:list-item>
      </text:list>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ource_20_Text">cube(</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n_slices</text:span></text:span><text:span text:style-name="Source_20_Text">)</text:span></text:p>
          </table:table-cell>
          <table:table-cell table:style-name="Table9.A1" office:value-type="string">
            <text:p text:style-name="Table_20_Contents"> </text:p>
          </table:table-cell>
          <table:table-cell table:style-name="Table9.A1" office:value-type="string">
            <text:p text:style-name="Table_20_Contents"> </text:p>
          </table:table-cell>
        </table:table-row>
        <table:table-row>
          <table:table-cell table:style-name="Table9.A1" office:value-type="string">
            <text:p text:style-name="Table_20_Contents"><text:span text:style-name="Source_20_Text">cube(</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n_slices</text:span></text:span><text:span text:style-name="Source_20_Text">, </text:span><text:span text:style-name="Source_20_Text"><text:span text:style-name="T3">fill_form</text:span></text:span><text:span text:style-name="Source_20_Text">)</text:span></text:p>
          </table:table-cell>
          <table:table-cell table:style-name="Table9.A1" office:value-type="string">
            <text:p text:style-name="Table_20_Contents"> </text:p>
          </table:table-cell>
          <table:table-cell table:style-name="Table9.A1" office:value-type="string">
            <text:p text:style-name="Table_20_Contents">(elements are initialised according to <text:span text:style-name="T3">fill_form</text:span>)</text:p>
          </table:table-cell>
        </table:table-row>
        <table:table-row>
          <table:table-cell table:style-name="Table9.A1" office:value-type="string">
            <text:p text:style-name="Table_20_Contents"><text:span text:style-name="Source_20_Text">cube(size(</text:span><text:span text:style-name="Source_20_Text"><text:span text:style-name="T3">X</text:span></text:span><text:span text:style-name="Source_20_Text">))</text:span></text:p>
          </table:table-cell>
          <table:table-cell table:style-name="Table9.A1" office:value-type="string">
            <text:p text:style-name="Table_20_Contents"> </text:p>
          </table:table-cell>
          <table:table-cell table:style-name="Table9.A1" office:value-type="string">
            <text:p text:style-name="Table_20_Contents"> </text:p>
          </table:table-cell>
        </table:table-row>
        <text:soft-page-break/>
        <table:table-row>
          <table:table-cell table:style-name="Table9.A1" office:value-type="string">
            <text:p text:style-name="Table_20_Contents"><text:span text:style-name="Source_20_Text">cube(size(</text:span><text:span text:style-name="Source_20_Text"><text:span text:style-name="T3">X</text:span></text:span><text:span text:style-name="Source_20_Text">), </text:span><text:span text:style-name="Source_20_Text"><text:span text:style-name="T3">fill_form</text:span></text:span><text:span text:style-name="Source_20_Text">)</text:span></text:p>
          </table:table-cell>
          <table:table-cell table:style-name="Table9.A1" office:value-type="string">
            <text:p text:style-name="Table_20_Contents"> </text:p>
          </table:table-cell>
          <table:table-cell table:style-name="Table9.A1" office:value-type="string">
            <text:p text:style-name="Table_20_Contents">(elements are initialised according to <text:span text:style-name="T3">fill_form</text:span>)</text:p>
          </table:table-cell>
        </table:table-row>
        <table:table-row>
          <table:table-cell table:style-name="Table9.A1" office:value-type="string">
            <text:p text:style-name="Table_20_Contents"><text:span text:style-name="Source_20_Text">cube(cube)</text:span></text:p>
          </table:table-cell>
          <table:table-cell table:style-name="Table9.A1" office:value-type="string">
            <text:p text:style-name="Table_20_Contents"> </text:p>
          </table:table-cell>
          <table:table-cell table:style-name="Table9.A1" office:value-type="string">
            <text:p text:style-name="Table_20_Contents"> </text:p>
          </table:table-cell>
        </table:table-row>
        <table:table-row>
          <table:table-cell table:style-name="Table9.A1" office:value-type="string">
            <text:p text:style-name="Table_20_Contents"><text:span text:style-name="Source_20_Text">cx_cube(cube, cube)</text:span></text:p>
          </table:table-cell>
          <table:table-cell table:style-name="Table9.A1" office:value-type="string">
            <text:p text:style-name="Table_20_Contents"> </text:p>
          </table:table-cell>
          <table:table-cell table:style-name="Table9.A1" office:value-type="string">
            <text:p text:style-name="Table_20_Contents">(for constructing a complex cube out of two real cubes)</text:p>
          </table:table-cell>
        </table:table-row>
      </table:table>
      <text:list xml:id="list25127570594387" text:continue-numbering="true" text:style-name="L4">
        <text:list-header>
          <text:p text:style-name="P25"/>
        </text:list-header>
        <text:list-item>
          <text:p text:style-name="P25">The elements can be explicitly initialised during construction by specifying <text:span text:style-name="T3">fill_form</text:span>, which is one of: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ource_20_Text">fill::zeros</text:span></text:p>
          </table:table-cell>
          <table:table-cell table:style-name="Table10.A1" office:value-type="string">
            <text:p text:style-name="Table_20_Contents"> ↦ </text:p>
          </table:table-cell>
          <table:table-cell table:style-name="Table10.A1" office:value-type="string">
            <text:p text:style-name="Table_20_Contents">set all elements to 0   (default in Armadillo &gt;= 10.5)</text:p>
          </table:table-cell>
        </table:table-row>
        <table:table-row>
          <table:table-cell table:style-name="Table10.A1" office:value-type="string">
            <text:p text:style-name="Table_20_Contents"><text:span text:style-name="Source_20_Text">fill::ones</text:span></text:p>
          </table:table-cell>
          <table:table-cell table:style-name="Table10.A1" office:value-type="string">
            <text:p text:style-name="Table_20_Contents"> ↦ </text:p>
          </table:table-cell>
          <table:table-cell table:style-name="Table10.A1" office:value-type="string">
            <text:p text:style-name="Table_20_Contents">set all elements to 1</text:p>
          </table:table-cell>
        </table:table-row>
        <table:table-row>
          <table:table-cell table:style-name="Table10.A1" office:value-type="string">
            <text:p text:style-name="Table_20_Contents"><text:span text:style-name="Source_20_Text">fill::randu</text:span></text:p>
          </table:table-cell>
          <table:table-cell table:style-name="Table10.A1" office:value-type="string">
            <text:p text:style-name="Table_20_Contents"> ↦ </text:p>
          </table:table-cell>
          <table:table-cell table:style-name="Table10.A1" office:value-type="string">
            <text:p text:style-name="Table_20_Contents">set all elements to random values from a uniform distribution in the [0,1] interval</text:p>
          </table:table-cell>
        </table:table-row>
        <table:table-row>
          <table:table-cell table:style-name="Table10.A1" office:value-type="string">
            <text:p text:style-name="Table_20_Contents"><text:span text:style-name="Source_20_Text">fill::randn</text:span></text:p>
          </table:table-cell>
          <table:table-cell table:style-name="Table10.A1" office:value-type="string">
            <text:p text:style-name="Table_20_Contents"> ↦ </text:p>
          </table:table-cell>
          <table:table-cell table:style-name="Table10.A1" office:value-type="string">
            <text:p text:style-name="Table_20_Contents">set all elements to random values from a normal/Gaussian distribution with zero mean and unit variance</text:p>
          </table:table-cell>
        </table:table-row>
        <table:table-row>
          <table:table-cell table:style-name="Table10.A1" office:value-type="string">
            <text:p text:style-name="Table_20_Contents"><text:span text:style-name="Source_20_Text">fill::value(scalar)</text:span></text:p>
          </table:table-cell>
          <table:table-cell table:style-name="Table10.A1" office:value-type="string">
            <text:p text:style-name="Table_20_Contents"> ↦ </text:p>
          </table:table-cell>
          <table:table-cell table:style-name="Table10.A1" office:value-type="string">
            <text:p text:style-name="Table_20_Contents">set all elements to specified scalar</text:p>
          </table:table-cell>
        </table:table-row>
        <table:table-row>
          <table:table-cell table:style-name="Table10.A1" office:value-type="string">
            <text:p text:style-name="Table_20_Contents"><text:span text:style-name="Source_20_Text">fill::none</text:span></text:p>
          </table:table-cell>
          <table:table-cell table:style-name="Table10.A1" office:value-type="string">
            <text:p text:style-name="Table_20_Contents"> ↦ </text:p>
          </table:table-cell>
          <table:table-cell table:style-name="Table10.A1" office:value-type="string">
            <text:p text:style-name="Table_20_Contents">do not initialise the elements   (cube may have garbage values)</text:p>
          </table:table-cell>
        </table:table-row>
      </table:table>
      <text:list xml:id="list25125975257004" text:continue-numbering="true" text:style-name="L4">
        <text:list-header>
          <text:p text:style-name="P25"/>
        </text:list-header>
        <text:list-item>
          <text:p text:style-name="P25"><text:span text:style-name="T1">Caveat:</text:span> </text:p>
          <text:list>
            <text:list-item>
              <text:p text:style-name="P25">in Armadillo &gt;= 10.5, the default initialisation is <text:span text:style-name="Source_20_Text">fill::zeros</text:span> </text:p>
            </text:list-item>
            <text:list-item>
              <text:p text:style-name="P25">in Armadillo &lt;= 10.4, the default initialisation is <text:span text:style-name="Source_20_Text">fill::none</text:span> </text:p>
            </text:list-item>
          </text:list>
          <text:p text:style-name="P25"/>
        </text:list-item>
        <text:list-item>
          <text:p text:style-name="P25">Each instance of <text:span text:style-name="T3">cube</text:span> automatically allocates and releases internal memory. All internally allocated memory used by an instance of <text:span text:style-name="T3">cube</text:span> is automatically released as soon as the instance goes out of scope. For example, if an instance of <text:span text:style-name="T3">cube</text:span> is declared inside a function, it will be automatically destroyed at the end of the function. To forcefully release memory at any point, use <text:a xlink:type="simple" xlink:href="https://arma.sourceforge.net/docs.html#reset" text:style-name="Internet_20_link" text:visited-style-name="Visited_20_Internet_20_Link">.reset()</text:a>; note that in normal use this is not required. <text:bookmark text:name="adv_constructors_cube"/></text:p>
        </text:list-item>
        <text:list-item>
          <text:p text:style-name="P24">Advanced constructors: </text:p>
          <text:list>
            <text:list-header>
              <text:p text:style-name="P24"><text:span text:style-name="Source_20_Text">cube::fixed&lt;n_rows, n_cols, n_slices&gt;</text:span> </text:p>
              <text:list>
                <text:list-header>
                  <text:p text:style-name="P25">Create a fixed size cube, with the size specified via template arguments. Memory for the cube is reserved at compile time. This is generally faster than dynamic memory allocation, but the size of the cube can't be changed afterwards (directly or indirectly). </text:p>
                </text:list-header>
              </text:list>
              <text:p text:style-name="P24"><text:line-break/><text:span text:style-name="Source_20_Text">cube(ptr_aux_mem, n_rows, n_cols, n_slices, copy_aux_mem = true, strict = false)</text:span> </text:p>
              <text:list text:continue-numbering="true">
                <text:list-header>
                  <text:p text:style-name="P25">Create a cube using data from writable auxiliary (external) memory, where <text:span text:style-name="T3">ptr_aux_mem</text:span> is a pointer to the memory. By default the cube allocates its own memory and copies data from the auxiliary memory (for safety). However, if <text:span text:style-name="T3">copy_aux_mem</text:span> is set to <text:span text:style-name="T3">false</text:span>, the cube will instead directly use the auxiliary memory (ie. no copying); this is faster, but can be dangerous unless you know what you are doing! <text:line-break/><text:line-break/><text:soft-page-break/>The <text:span text:style-name="T3">strict</text:span> parameter comes into effect only when <text:span text:style-name="T3">copy_aux_mem</text:span> is set to <text:span text:style-name="T3">false</text:span> (ie. the cube is directly using auxiliary memory) </text:p>
                  <text:list>
                    <text:list-item>
                      <text:p text:style-name="P25">when <text:span text:style-name="T3">strict</text:span> is set to <text:span text:style-name="T3">false</text:span>, the cube will use the auxiliary memory until a size change or an aliasing event </text:p>
                    </text:list-item>
                    <text:list-item>
                      <text:p text:style-name="P25">when <text:span text:style-name="T3">strict</text:span> is set to <text:span text:style-name="T3">true</text:span>, the cube will be bound to the auxiliary memory for its lifetime; the number of elements in the cube can't be changed </text:p>
                    </text:list-item>
                  </text:list>
                </text:list-header>
              </text:list>
              <text:p text:style-name="P24"><text:line-break/><text:span text:style-name="Source_20_Text">cube(const ptr_aux_mem, n_rows, n_cols, n_slices)</text:span> </text:p>
              <text:list text:continue-numbering="true">
                <text:list-header>
                  <text:p text:style-name="P25">Create a cube by copying data from read-only auxiliary memory, where <text:span text:style-name="T3">ptr_aux_mem</text:span> is a pointer to the memory </text:p>
                </text:list-header>
              </text:list>
            </text:list-header>
          </text:list>
          <text:p text:style-name="P24"/>
        </text:list-item>
        <text:list-item>
          <text:p text:style-name="P24">Examples: </text:p>
          <text:list>
            <text:list-header>
              <text:p text:style-name="P7">cube x(1, 2, 3);</text:p>
              <text:p text:style-name="P7">cube y(4, 5, 6, fill::randu);</text:p>
              <text:p text:style-name="P7"/>
              <text:p text:style-name="P7">mat A = y.slice(1); <text:s/>// extract a slice from the cube</text:p>
              <text:p text:style-name="P7"><text:s text:c="21"/>// (each slice is a matrix)</text:p>
              <text:p text:style-name="P7"/>
              <text:p text:style-name="P7">mat B(4, 5, fill::randu);</text:p>
              <text:p text:style-name="P7">y.slice(2) = B; <text:s text:c="4"/>// set a slice in the cube</text:p>
              <text:p text:style-name="P7"/>
              <text:p text:style-name="P7">cube q = y + y; <text:s text:c="4"/>// cube addition</text:p>
              <text:p text:style-name="P7">cube r = y % y; <text:s text:c="4"/>// element-wise cube multiplication</text:p>
              <text:p text:style-name="P7"/>
              <text:p text:style-name="P7">cube::fixed&lt;4,5,6&gt; f;</text:p>
              <text:p text:style-name="P8">f.ones();</text:p>
            </text:list-header>
          </text:list>
          <text:p text:style-name="P25"/>
        </text:list-item>
        <text:list-item>
          <text:p text:style-name="P24"><text:span text:style-name="T1">Notes:</text:span> </text:p>
          <text:list>
            <text:list-item>
              <text:p text:style-name="P25">Each cube slice can be interpreted as a matrix, hence functions which take <text:span text:style-name="T3">Mat</text:span> as input can generally also take cube slices as input </text:p>
            </text:list-item>
            <text:list-item>
              <text:p text:style-name="P24">The size of individual slices can't be changed. For example, the following <text:span text:style-name="T1">will not</text:span> work: </text:p>
              <text:list>
                <text:list-header>
                  <text:p text:style-name="P7">cube c(5,6,7);</text:p>
                  <text:p text:style-name="P8">c.slice(0) = randu&lt;mat&gt;(10,20); // wrong size</text:p>
                </text:list-header>
              </text:list>
            </text:list-item>
          </text:list>
        </text:list-item>
        <text:list-item>
          <text:p text:style-name="P25">See also: </text:p>
          <text:list>
            <text:list-item>
              <text:p text:style-name="P25"><text:a xlink:type="simple" xlink:href="https://arma.sourceforge.net/docs.html#attributes" text:style-name="Internet_20_link" text:visited-style-name="Visited_20_Internet_20_Link">cube attributes</text:a> </text:p>
            </text:list-item>
            <text:list-item>
              <text:p text:style-name="P25"><text:a xlink:type="simple" xlink:href="https://arma.sourceforge.net/docs.html#element_access" text:style-name="Internet_20_link" text:visited-style-name="Visited_20_Internet_20_Link">accessing elements</text:a> </text:p>
            </text:list-item>
            <text:list-item>
              <text:p text:style-name="P25"><text:a xlink:type="simple" xlink:href="https://arma.sourceforge.net/docs.html#operators" text:style-name="Internet_20_link" text:visited-style-name="Visited_20_Internet_20_Link">math &amp; relational operators</text:a> </text:p>
            </text:list-item>
            <text:list-item>
              <text:p text:style-name="P25"><text:a xlink:type="simple" xlink:href="https://arma.sourceforge.net/docs.html#subcube" text:style-name="Internet_20_link" text:visited-style-name="Visited_20_Internet_20_Link">subcube views and slices</text:a> </text:p>
            </text:list-item>
            <text:list-item>
              <text:p text:style-name="P25"><text:a xlink:type="simple" xlink:href="https://arma.sourceforge.net/docs.html#save_load_mat" text:style-name="Internet_20_link" text:visited-style-name="Visited_20_Internet_20_Link">saving &amp; loading cubes</text:a> </text:p>
            </text:list-item>
            <text:list-item>
              <text:p text:style-name="P25"><text:a xlink:type="simple" xlink:href="https://arma.sourceforge.net/docs.html#iterators_cube" text:style-name="Internet_20_link" text:visited-style-name="Visited_20_Internet_20_Link">element iterators</text:a> </text:p>
            </text:list-item>
            <text:list-item>
              <text:p text:style-name="P25"><text:a xlink:type="simple" xlink:href="https://arma.sourceforge.net/docs.html#field" text:style-name="Internet_20_link" text:visited-style-name="Visited_20_Internet_20_Link">field class</text:a> </text:p>
            </text:list-item>
            <text:list-item>
              <text:p text:style-name="P25"><text:a xlink:type="simple" xlink:href="https://arma.sourceforge.net/docs.html#Mat" text:style-name="Internet_20_link" text:visited-style-name="Visited_20_Internet_20_Link">Mat class</text:a> </text:p>
            </text:list-item>
          </text:list>
          <text:p text:style-name="P24"/>
        </text:list-item>
      </text:list>
      <text:p text:style-name="Horizontal_20_Line"/>
      <text:p text:style-name="P17"><text:soft-page-break/></text:p>
      <text:p text:style-name="Text_20_body"><text:bookmark text:name="field"/><text:span text:style-name="T1">field&lt;</text:span><text:span text:style-name="T3">object_type</text:span><text:span text:style-name="T1">&gt;</text:span> </text:p>
      <text:list xml:id="list615994302" text:style-name="L5">
        <text:list-item>
          <text:p text:style-name="P27">Class for storing arbitrary objects in matrix-like or cube-like layouts </text:p>
        </text:list-item>
        <text:list-item>
          <text:p text:style-name="P27">Somewhat similar to a matrix or cube, but instead of each element being a scalar, each element can be a vector, or matrix, or cube </text:p>
        </text:list-item>
        <text:list-item>
          <text:p text:style-name="P27">Each element can have an arbitrary size (eg. in a field of matrices, each matrix can have a unique size) </text:p>
        </text:list-item>
        <text:list-item>
          <text:p text:style-name="P27">Constructors, where <text:span text:style-name="T3">object_type</text:span> is another class, eg. <text:span text:style-name="T3">vec</text:span>, <text:span text:style-name="T3">mat</text:span>, <text:span text:style-name="T3">std::string</text:span>, etc: </text:p>
        </text:list-item>
      </text:list>
      <table:table table:name="Table11" table:style-name="Table11">
        <table:table-column table:style-name="Table11.A"/>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text:span></text:p>
          </table:table-cell>
        </table:table-row>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text:span><text:span text:style-name="Source_20_Text"><text:span text:style-name="T3">n_elem</text:span></text:span><text:span text:style-name="Source_20_Text">)</text:span></text:p>
          </table:table-cell>
        </table:table-row>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text:span><text:span text:style-name="Source_20_Text"><text:span text:style-name="T3">n_rows</text:span></text:span><text:span text:style-name="Source_20_Text">, </text:span><text:span text:style-name="Source_20_Text"><text:span text:style-name="T3">n_cols</text:span></text:span><text:span text:style-name="Source_20_Text">)</text:span></text:p>
          </table:table-cell>
        </table:table-row>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n_slices</text:span></text:span><text:span text:style-name="Source_20_Text">)</text:span></text:p>
          </table:table-cell>
        </table:table-row>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size(</text:span><text:span text:style-name="Source_20_Text"><text:span text:style-name="T3">X</text:span></text:span><text:span text:style-name="Source_20_Text">))</text:span></text:p>
          </table:table-cell>
        </table:table-row>
        <table:table-row>
          <table:table-cell table:style-name="Table11.A1" office:value-type="string">
            <text:p text:style-name="Table_20_Contents"><text:span text:style-name="Source_20_Text">field&lt;</text:span><text:span text:style-name="Source_20_Text"><text:span text:style-name="T3">object_type</text:span></text:span><text:span text:style-name="Source_20_Text">&gt;(field&lt;</text:span><text:span text:style-name="Source_20_Text"><text:span text:style-name="T3">object_type</text:span></text:span><text:span text:style-name="Source_20_Text">&gt;)</text:span></text:p>
          </table:table-cell>
        </table:table-row>
      </table:table>
      <text:list xml:id="list25127578626109" text:continue-numbering="true" text:style-name="L5">
        <text:list-header>
          <text:p text:style-name="P27"/>
        </text:list-header>
        <text:list-item>
          <text:p text:style-name="P27"><text:span text:style-name="T1">Caveat:</text:span> to store a set of matrices of the same size, the <text:a xlink:type="simple" xlink:href="https://arma.sourceforge.net/docs.html#Cube" text:style-name="Internet_20_link" text:visited-style-name="Visited_20_Internet_20_Link">Cube</text:a> class is more efficient </text:p>
        </text:list-item>
        <text:list-item>
          <text:p text:style-name="P26">Examples: </text:p>
          <text:list>
            <text:list-header>
              <text:p text:style-name="P9">mat A = randn(2,3);</text:p>
              <text:p text:style-name="P9">mat B = randn(4,5);</text:p>
              <text:p text:style-name="P9"/>
              <text:p text:style-name="P9">field&lt;mat&gt; F(2,1);</text:p>
              <text:p text:style-name="P9">F(0,0) = A;</text:p>
              <text:p text:style-name="P9">F(1,0) = B; </text:p>
              <text:p text:style-name="P9"/>
              <text:p text:style-name="P9">F.print("F:");</text:p>
              <text:p text:style-name="P9"/>
              <text:p text:style-name="P10">F.save("mat_field");</text:p>
            </text:list-header>
          </text:list>
          <text:p text:style-name="P27"/>
        </text:list-item>
        <text:list-item>
          <text:p text:style-name="P27">See also: </text:p>
          <text:list>
            <text:list-item>
              <text:p text:style-name="P27"><text:a xlink:type="simple" xlink:href="https://arma.sourceforge.net/docs.html#attributes" text:style-name="Internet_20_link" text:visited-style-name="Visited_20_Internet_20_Link">field attributes</text:a> </text:p>
            </text:list-item>
            <text:list-item>
              <text:p text:style-name="P27"><text:a xlink:type="simple" xlink:href="https://arma.sourceforge.net/docs.html#subfield" text:style-name="Internet_20_link" text:visited-style-name="Visited_20_Internet_20_Link">subfield views</text:a> </text:p>
            </text:list-item>
            <text:list-item>
              <text:p text:style-name="P27"><text:a xlink:type="simple" xlink:href="https://arma.sourceforge.net/docs.html#save_load_field" text:style-name="Internet_20_link" text:visited-style-name="Visited_20_Internet_20_Link">saving / loading fields</text:a> </text:p>
            </text:list-item>
            <text:list-item>
              <text:p text:style-name="P27"><text:a xlink:type="simple" xlink:href="https://arma.sourceforge.net/docs.html#Cube" text:style-name="Internet_20_link" text:visited-style-name="Visited_20_Internet_20_Link">Cube class</text:a> </text:p>
            </text:list-item>
          </text:list>
          <text:p text:style-name="P26"/>
        </text:list-item>
      </text:list>
      <text:p text:style-name="Horizontal_20_Line"/>
      <text:p text:style-name="P17"/>
      <text:p text:style-name="Text_20_body"><text:bookmark text:name="SpMat"/><text:span text:style-name="T1">SpMat&lt;</text:span><text:span text:style-name="T3">type</text:span><text:span text:style-name="T1">&gt;</text:span> <text:line-break/><text:span text:style-name="T1">sp_mat</text:span> <text:line-break/><text:span text:style-name="T1">sp_cx_mat</text:span> </text:p>
      <text:list xml:id="list2617746304" text:style-name="L6">
        <text:list-item>
          <text:p text:style-name="P29">Classes for sparse matrices; intended for storing large matrices, where most of the elements are zeros </text:p>
        </text:list-item>
        <text:list-item>
          <text:p text:style-name="P29">The root sparse matrix class is <text:span text:style-name="T1">SpMat&lt;</text:span><text:span text:style-name="T3">type</text:span><text:span text:style-name="T1">&gt;</text:span>, where <text:span text:style-name="T3">type</text:span> is one of: </text:p>
          <text:list>
            <text:list-item>
              <text:p text:style-name="P29"><text:span text:style-name="T3">float</text:span>, <text:span text:style-name="T3">double</text:span>, <text:span text:style-name="T3">std::complex&lt;float&gt;</text:span>, <text:span text:style-name="T3">std::complex&lt;double&gt;</text:span>, <text:span text:style-name="T3">short</text:span>, <text:span text:style-name="T3">int</text:span>, <text:span text:style-name="T3">long</text:span> and unsigned versions of <text:span text:style-name="T3">short</text:span>, <text:span text:style-name="T3">int</text:span>, <text:span text:style-name="T3">long</text:span> </text:p>
            </text:list-item>
          </text:list>
          <text:p text:style-name="P29"/>
        </text:list-item>
        <text:list-item>
          <text:p text:style-name="P29"><text:soft-page-break/>For convenience the following typedefs have been defined: </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16"><text:span text:style-name="Source_20_Text">sp_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double&gt;</text:span> </text:p>
          </table:table-cell>
        </table:table-row>
        <table:table-row>
          <table:table-cell table:style-name="Table12.A1" office:value-type="string">
            <text:p text:style-name="P16"><text:span text:style-name="Source_20_Text">sp_d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double&gt;</text:span> </text:p>
          </table:table-cell>
        </table:table-row>
        <table:table-row>
          <table:table-cell table:style-name="Table12.A1" office:value-type="string">
            <text:p text:style-name="P16"><text:span text:style-name="Source_20_Text">sp_f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float&gt;</text:span> </text:p>
          </table:table-cell>
        </table:table-row>
        <table:table-row>
          <table:table-cell table:style-name="Table12.A1" office:value-type="string">
            <text:p text:style-name="P16"><text:span text:style-name="Source_20_Text">sp_cx_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12.A1" office:value-type="string">
            <text:p text:style-name="P16"><text:span text:style-name="Source_20_Text">sp_cx_d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text:span><text:a xlink:type="simple" xlink:href="https://arma.sourceforge.net/docs.html#cx_double" text:style-name="Internet_20_link" text:visited-style-name="Visited_20_Internet_20_Link"><text:span text:style-name="Source_20_Text">cx_double</text:span></text:a><text:span text:style-name="Source_20_Text">&gt;</text:span> </text:p>
          </table:table-cell>
        </table:table-row>
        <table:table-row>
          <table:table-cell table:style-name="Table12.A1" office:value-type="string">
            <text:p text:style-name="P16"><text:span text:style-name="Source_20_Text">sp_cx_f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text:span><text:a xlink:type="simple" xlink:href="https://arma.sourceforge.net/docs.html#cx_double" text:style-name="Internet_20_link" text:visited-style-name="Visited_20_Internet_20_Link"><text:span text:style-name="Source_20_Text">cx_float</text:span></text:a><text:span text:style-name="Source_20_Text">&gt;</text:span> </text:p>
          </table:table-cell>
        </table:table-row>
        <table:table-row>
          <table:table-cell table:style-name="Table12.A1" office:value-type="string">
            <text:p text:style-name="P16"><text:span text:style-name="Source_20_Text">sp_u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text:span><text:a xlink:type="simple" xlink:href="https://arma.sourceforge.net/docs.html#uword" text:style-name="Internet_20_link" text:visited-style-name="Visited_20_Internet_20_Link"><text:span text:style-name="Source_20_Text">uword</text:span></text:a><text:span text:style-name="Source_20_Text">&gt;</text:span> </text:p>
          </table:table-cell>
        </table:table-row>
        <table:table-row>
          <table:table-cell table:style-name="Table12.A1" office:value-type="string">
            <text:p text:style-name="P16"><text:span text:style-name="Source_20_Text">sp_imat</text:span> </text:p>
          </table:table-cell>
          <table:table-cell table:style-name="Table12.A1" office:value-type="string">
            <text:p text:style-name="Table_20_Contents"> =  </text:p>
          </table:table-cell>
          <table:table-cell table:style-name="Table12.A1" office:value-type="string">
            <text:p text:style-name="Table_20_Contents"><text:span text:style-name="Source_20_Text">SpMat&lt;</text:span><text:a xlink:type="simple" xlink:href="https://arma.sourceforge.net/docs.html#uword" text:style-name="Internet_20_link" text:visited-style-name="Visited_20_Internet_20_Link"><text:span text:style-name="Source_20_Text">sword</text:span></text:a><text:span text:style-name="Source_20_Text">&gt;</text:span> </text:p>
          </table:table-cell>
        </table:table-row>
      </table:table>
      <text:list xml:id="list25127123476316" text:continue-numbering="true" text:style-name="L6">
        <text:list-header>
          <text:p text:style-name="P29"/>
        </text:list-header>
        <text:list-item>
          <text:p text:style-name="P29">In this documentation the <text:span text:style-name="T3">sp_mat</text:span> type is used for convenience; it is possible to use other types instead, eg. <text:span text:style-name="T3">sp_fmat</text:span> <text:bookmark text:name="constructors_sp_mat"/></text:p>
        </text:list-item>
        <text:list-item>
          <text:p text:style-name="P29">Constructors: </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ource_20_Text">sp_mat()</text:span></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text:span text:style-name="Source_20_Text">sp_mat(</text:span><text:span text:style-name="Source_20_Text"><text:span text:style-name="T3">n_rows</text:span></text:span><text:span text:style-name="Source_20_Text">, </text:span><text:span text:style-name="Source_20_Text"><text:span text:style-name="T3">n_cols</text:span></text:span><text:span text:style-name="Source_20_Text">)</text:span></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text:span text:style-name="Source_20_Text">sp_mat(size(</text:span><text:span text:style-name="Source_20_Text"><text:span text:style-name="T3">X</text:span></text:span><text:span text:style-name="Source_20_Text">))</text:span></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text:span text:style-name="Source_20_Text">sp_mat(sp_mat)</text:span></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text:span text:style-name="Source_20_Text">sp_mat(mat)</text:span></text:p>
          </table:table-cell>
          <table:table-cell table:style-name="Table13.A1" office:value-type="string">
            <text:p text:style-name="Table_20_Contents"> </text:p>
          </table:table-cell>
          <table:table-cell table:style-name="Table13.A1" office:value-type="string">
            <text:p text:style-name="Table_20_Contents">(for converting a dense matrix to a sparse matrix)</text:p>
          </table:table-cell>
        </table:table-row>
        <table:table-row>
          <table:table-cell table:style-name="Table13.A1" office:value-type="string">
            <text:p text:style-name="Table_20_Contents"><text:span text:style-name="Source_20_Text">sp_cx_mat(sp_mat,sp_mat)</text:span></text:p>
          </table:table-cell>
          <table:table-cell table:style-name="Table13.A1" office:value-type="string">
            <text:p text:style-name="Table_20_Contents"> </text:p>
          </table:table-cell>
          <table:table-cell table:style-name="Table13.A1" office:value-type="string">
            <text:p text:style-name="Table_20_Contents">(for constructing a complex matrix out of two real matrices)</text:p>
          </table:table-cell>
        </table:table-row>
      </table:table>
      <text:list xml:id="list25126274309952" text:continue-numbering="true" text:style-name="L6">
        <text:list-header>
          <text:p text:style-name="P29"/>
        </text:list-header>
        <text:list-item>
          <text:p text:style-name="P29">All elements are treated as zero by default (ie. the matrix is initialised to contain zeros) </text:p>
        </text:list-item>
        <text:list-item>
          <text:p text:style-name="P29">Non-zero elements are stored in <text:a xlink:type="simple" xlink:href="https://en.wikipedia.org/wiki/Sparse_matrix" text:style-name="Internet_20_link" text:visited-style-name="Visited_20_Internet_20_Link">compressed sparse column (CSC) format</text:a> (ie. column-major ordering); zero-valued elements are never stored </text:p>
        </text:list-item>
        <text:list-item>
          <text:p text:style-name="P29">This class behaves in a similar manner to the dense matrix <text:a xlink:type="simple" xlink:href="https://arma.sourceforge.net/docs.html#Mat" text:style-name="Internet_20_link" text:visited-style-name="Visited_20_Internet_20_Link">Mat</text:a> class; however, member functions which set all elements to non-zero values (and hence do not make sense for sparse matrices) have been deliberately omitted; examples of omitted functions: <text:a xlink:type="simple" xlink:href="https://arma.sourceforge.net/docs.html#fill" text:style-name="Internet_20_link" text:visited-style-name="Visited_20_Internet_20_Link">.fill()</text:a>, <text:a xlink:type="simple" xlink:href="https://arma.sourceforge.net/docs.html#ones_member" text:style-name="Internet_20_link" text:visited-style-name="Visited_20_Internet_20_Link">.ones()</text:a>, += scalar, etc. </text:p>
        </text:list-item>
        <text:list-item>
          <text:p text:style-name="P29"><text:span text:style-name="T1">Caveat:</text:span> the sparse matrix class is not intended for small matrices (eg. with size ≤ 100x100), due to the overhead of the compressed storage format; for small matrices use the <text:a xlink:type="simple" xlink:href="https://arma.sourceforge.net/docs.html#Mat" text:style-name="Internet_20_link" text:visited-style-name="Visited_20_Internet_20_Link">Mat</text:a> class, even if most of the elements are zeros </text:p>
        </text:list-item>
        <text:list-item>
          <text:p text:style-name="P29"><text:bookmark text:name="batch_constructors_sp_mat"/>Batch insertion constructors: </text:p>
          <text:list>
            <text:list-item>
              <text:p text:style-name="P29">form 1: <text:span text:style-name="Source_20_Text">sp_mat(</text:span><text:span text:style-name="Source_20_Text"><text:span text:style-name="T3">locations</text:span></text:span><text:span text:style-name="Source_20_Text">, </text:span><text:span text:style-name="Source_20_Text"><text:span text:style-name="T3">values</text:span></text:span><text:span text:style-name="Source_20_Text">, </text:span><text:span text:style-name="Source_20_Text"><text:span text:style-name="T3">sort_locations = true</text:span></text:span><text:span text:style-name="Source_20_Text">)</text:span> </text:p>
            </text:list-item>
            <text:list-item>
              <text:p text:style-name="P29">form 2: <text:span text:style-name="Source_20_Text">sp_mat(</text:span><text:span text:style-name="Source_20_Text"><text:span text:style-name="T3">locations</text:span></text:span><text:span text:style-name="Source_20_Text">, </text:span><text:span text:style-name="Source_20_Text"><text:span text:style-name="T3">values</text:span></text:span><text:span text:style-name="Source_20_Text">, </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sort_locations = true</text:span></text:span><text:span text:style-name="Source_20_Text">, </text:span><text:span text:style-name="Source_20_Text"><text:span text:style-name="T3">check_for_zeros = true</text:span></text:span><text:span text:style-name="Source_20_Text">)</text:span> </text:p>
            </text:list-item>
            <text:list-item>
              <text:p text:style-name="P29">form 3: <text:span text:style-name="Source_20_Text">sp_mat(</text:span><text:span text:style-name="Source_20_Text"><text:span text:style-name="T3">add_values</text:span></text:span><text:span text:style-name="Source_20_Text">, </text:span><text:span text:style-name="Source_20_Text"><text:span text:style-name="T3">locations</text:span></text:span><text:span text:style-name="Source_20_Text">, </text:span><text:span text:style-name="Source_20_Text"><text:span text:style-name="T3">values</text:span></text:span><text:span text:style-name="Source_20_Text">, </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sort_locations = true</text:span></text:span><text:span text:style-name="Source_20_Text">, </text:span><text:span text:style-name="Source_20_Text"><text:span text:style-name="T3">check_for_zeros = true</text:span></text:span><text:span text:style-name="Source_20_Text">)</text:span> </text:p>
            </text:list-item>
            <text:list-item>
              <text:p text:style-name="P29">form 4: <text:span text:style-name="Source_20_Text">sp_mat(</text:span><text:span text:style-name="Source_20_Text"><text:span text:style-name="T3">rowind</text:span></text:span><text:span text:style-name="Source_20_Text">, </text:span><text:span text:style-name="Source_20_Text"><text:span text:style-name="T3">colptr</text:span></text:span><text:span text:style-name="Source_20_Text">, </text:span><text:span text:style-name="Source_20_Text"><text:span text:style-name="T3">values</text:span></text:span><text:span text:style-name="Source_20_Text">, </text:span><text:span text:style-name="Source_20_Text"><text:span text:style-name="T3">n_rows</text:span></text:span><text:span text:style-name="Source_20_Text">, </text:span><text:span text:style-name="Source_20_Text"><text:span text:style-name="T3">n_cols</text:span></text:span><text:span text:style-name="Source_20_Text">, </text:span><text:span text:style-name="Source_20_Text"><text:span text:style-name="T3">check_for_zeros = true</text:span></text:span><text:span text:style-name="Source_20_Text">)</text:span> </text:p>
              <text:list>
                <text:list-item>
                  <text:p text:style-name="P29">For forms 1, 2, 3, <text:span text:style-name="T3">locations</text:span> is a dense matrix of type <text:span text:style-name="T3">umat</text:span>, with a size of <text:span text:style-name="T3">2</text:span> x <text:span text:style-name="T3">N</text:span>, where <text:span text:style-name="T3">N</text:span> is the number of values to be inserted; the location of the <text:span text:style-name="T3">i</text:span>-th element is specified by the contents of the <text:span text:style-name="T3">i</text:span>-th column of the <text:span text:style-name="T3">locations</text:span> matrix, where the row is in <text:span text:style-name="T3">locations(0,i)</text:span>, and the column is in <text:span text:style-name="T3">locations(1,i)</text:span> </text:p>
                </text:list-item>
                <text:list-item>
                  <text:p text:style-name="P29"><text:soft-page-break/>For form 4, <text:span text:style-name="T3">rowind</text:span> is a dense column vector of type <text:span text:style-name="T3">uvec</text:span> containing the row indices of the values to be inserted, and <text:span text:style-name="T3">colptr</text:span> is a dense column vector of type <text:span text:style-name="T3">uvec</text:span> (with length <text:span text:style-name="T3">n_cols + 1</text:span>) containing indices of <text:span text:style-name="T3">values</text:span> corresponding to the start of new columns; the vectors correspond to the arrays used by the <text:a xlink:type="simple" xlink:href="https://en.wikipedia.org/wiki/Sparse_matrix" text:style-name="Internet_20_link" text:visited-style-name="Visited_20_Internet_20_Link">compressed sparse column format</text:a>; this form is useful for copying data from other CSC sparse matrix containers </text:p>
                </text:list-item>
                <text:list-item>
                  <text:p text:style-name="P29">For all forms, <text:span text:style-name="T3">values</text:span> is a dense column vector containing the values to be inserted; it must have the same element type as the sparse matrix. For forms 1 and 2, the value in <text:span text:style-name="T3">values[i]</text:span> will be inserted at the location specified by the <text:span text:style-name="T3">i</text:span>-th column of the <text:span text:style-name="T3">locations</text:span> matrix. </text:p>
                </text:list-item>
                <text:list-item>
                  <text:p text:style-name="P29">For form 3, <text:span text:style-name="T3">add_values</text:span> is either <text:span text:style-name="T3">true</text:span> or <text:span text:style-name="T3">false</text:span>; when set to <text:span text:style-name="T3">true</text:span>, identical locations are allowed, and the values at identical locations are added </text:p>
                </text:list-item>
                <text:list-item>
                  <text:p text:style-name="P29">The size of the constructed matrix is either automatically determined from the maximal locations in the <text:span text:style-name="T3">locations</text:span> matrix (form 1), or manually specified via <text:span text:style-name="T3">n_rows</text:span> and <text:span text:style-name="T3">n_cols</text:span> (forms 2, 3, 4) </text:p>
                </text:list-item>
                <text:list-item>
                  <text:p text:style-name="P29">If <text:span text:style-name="T3">sort_locations</text:span> is set to <text:span text:style-name="T3">false</text:span>, the <text:span text:style-name="T3">locations</text:span> matrix is assumed to contain locations that are already sorted according to column-major ordering; do not set this to <text:span text:style-name="T3">false</text:span> unless you know what you are doing! </text:p>
                </text:list-item>
                <text:list-item>
                  <text:p text:style-name="P29">If <text:span text:style-name="T3">check_for_zeros</text:span> is set to <text:span text:style-name="T3">false</text:span>, the <text:span text:style-name="T3">values</text:span> vector is assumed to contain no zero values; do not set this to <text:span text:style-name="T3">false</text:span> unless you know what you are doing! </text:p>
                </text:list-item>
              </text:list>
            </text:list-item>
          </text:list>
          <text:p text:style-name="P29"/>
        </text:list-item>
        <text:list-item>
          <text:p text:style-name="P29">The following subset of operations &amp; functions is available for sparse matrices: </text:p>
          <text:list>
            <text:list-item>
              <text:p text:style-name="P29">fundamental arithmetic <text:a xlink:type="simple" xlink:href="https://arma.sourceforge.net/docs.html#operators" text:style-name="Internet_20_link" text:visited-style-name="Visited_20_Internet_20_Link">operations</text:a> (such as addition and multiplication) </text:p>
            </text:list-item>
            <text:list-item>
              <text:p text:style-name="P29"><text:a xlink:type="simple" xlink:href="https://arma.sourceforge.net/docs.html#submat" text:style-name="Internet_20_link" text:visited-style-name="Visited_20_Internet_20_Link">submatrix views</text:a>: most contiguous forms and the non-contiguous form of <text:span text:style-name="T3">X.cols(vector_of_column_indices)</text:span> </text:p>
            </text:list-item>
            <text:list-item>
              <text:p text:style-name="P29"><text:a xlink:type="simple" xlink:href="https://arma.sourceforge.net/docs.html#diag" text:style-name="Internet_20_link" text:visited-style-name="Visited_20_Internet_20_Link">diagonal views</text:a> </text:p>
            </text:list-item>
            <text:list-item>
              <text:p text:style-name="P29"><text:a xlink:type="simple" xlink:href="https://arma.sourceforge.net/docs.html#save_load_mat" text:style-name="Internet_20_link" text:visited-style-name="Visited_20_Internet_20_Link">saving and loading</text:a> (using <text:span text:style-name="T3">arma_binary</text:span>, <text:span text:style-name="T3">coord_ascii</text:span>, and <text:span text:style-name="T3">csv_ascii</text:span> formats) </text:p>
            </text:list-item>
            <text:list-item>
              <text:p text:style-name="P29">element-wise functions: <text:a xlink:type="simple" xlink:href="https://arma.sourceforge.net/docs.html#abs" text:style-name="Internet_20_link" text:visited-style-name="Visited_20_Internet_20_Link">abs()</text:a>, <text:a xlink:type="simple" xlink:href="https://arma.sourceforge.net/docs.html#misc_fns" text:style-name="Internet_20_link" text:visited-style-name="Visited_20_Internet_20_Link">cbrt()</text:a>, <text:a xlink:type="simple" xlink:href="https://arma.sourceforge.net/docs.html#misc_fns" text:style-name="Internet_20_link" text:visited-style-name="Visited_20_Internet_20_Link">ceil()</text:a>, <text:a xlink:type="simple" xlink:href="https://arma.sourceforge.net/docs.html#conj" text:style-name="Internet_20_link" text:visited-style-name="Visited_20_Internet_20_Link">conj()</text:a>, <text:a xlink:type="simple" xlink:href="https://arma.sourceforge.net/docs.html#misc_fns" text:style-name="Internet_20_link" text:visited-style-name="Visited_20_Internet_20_Link">floor()</text:a>, <text:a xlink:type="simple" xlink:href="https://arma.sourceforge.net/docs.html#imag_real" text:style-name="Internet_20_link" text:visited-style-name="Visited_20_Internet_20_Link">imag()</text:a>, <text:a xlink:type="simple" xlink:href="https://arma.sourceforge.net/docs.html#imag_real" text:style-name="Internet_20_link" text:visited-style-name="Visited_20_Internet_20_Link">real()</text:a>, <text:a xlink:type="simple" xlink:href="https://arma.sourceforge.net/docs.html#misc_fns" text:style-name="Internet_20_link" text:visited-style-name="Visited_20_Internet_20_Link">round()</text:a>, <text:a xlink:type="simple" xlink:href="https://arma.sourceforge.net/docs.html#misc_fns" text:style-name="Internet_20_link" text:visited-style-name="Visited_20_Internet_20_Link">sign()</text:a>, <text:a xlink:type="simple" xlink:href="https://arma.sourceforge.net/docs.html#misc_fns" text:style-name="Internet_20_link" text:visited-style-name="Visited_20_Internet_20_Link">sqrt()</text:a>, <text:a xlink:type="simple" xlink:href="https://arma.sourceforge.net/docs.html#misc_fns" text:style-name="Internet_20_link" text:visited-style-name="Visited_20_Internet_20_Link">square()</text:a>, <text:a xlink:type="simple" xlink:href="https://arma.sourceforge.net/docs.html#misc_fns" text:style-name="Internet_20_link" text:visited-style-name="Visited_20_Internet_20_Link">trunc()</text:a> </text:p>
            </text:list-item>
            <text:list-item>
              <text:p text:style-name="P29">scalar functions of matrices: <text:a xlink:type="simple" xlink:href="https://arma.sourceforge.net/docs.html#accu" text:style-name="Internet_20_link" text:visited-style-name="Visited_20_Internet_20_Link">accu()</text:a>, <text:a xlink:type="simple" xlink:href="https://arma.sourceforge.net/docs.html#as_scalar" text:style-name="Internet_20_link" text:visited-style-name="Visited_20_Internet_20_Link">as_scalar()</text:a>, <text:a xlink:type="simple" xlink:href="https://arma.sourceforge.net/docs.html#dot" text:style-name="Internet_20_link" text:visited-style-name="Visited_20_Internet_20_Link">dot()</text:a>, <text:a xlink:type="simple" xlink:href="https://arma.sourceforge.net/docs.html#norm" text:style-name="Internet_20_link" text:visited-style-name="Visited_20_Internet_20_Link">norm()</text:a>, <text:a xlink:type="simple" xlink:href="https://arma.sourceforge.net/docs.html#norm2est" text:style-name="Internet_20_link" text:visited-style-name="Visited_20_Internet_20_Link">norm2est()</text:a>, <text:a xlink:type="simple" xlink:href="https://arma.sourceforge.net/docs.html#trace" text:style-name="Internet_20_link" text:visited-style-name="Visited_20_Internet_20_Link">trace()</text:a> </text:p>
            </text:list-item>
            <text:list-item>
              <text:p text:style-name="P29">vector valued functions of matrices: <text:a xlink:type="simple" xlink:href="https://arma.sourceforge.net/docs.html#diagvec" text:style-name="Internet_20_link" text:visited-style-name="Visited_20_Internet_20_Link">diagvec()</text:a>, <text:a xlink:type="simple" xlink:href="https://arma.sourceforge.net/docs.html#min_and_max" text:style-name="Internet_20_link" text:visited-style-name="Visited_20_Internet_20_Link">min()</text:a>, <text:a xlink:type="simple" xlink:href="https://arma.sourceforge.net/docs.html#min_and_max" text:style-name="Internet_20_link" text:visited-style-name="Visited_20_Internet_20_Link">max()</text:a>, <text:a xlink:type="simple" xlink:href="https://arma.sourceforge.net/docs.html#nonzeros" text:style-name="Internet_20_link" text:visited-style-name="Visited_20_Internet_20_Link">nonzeros()</text:a>, <text:a xlink:type="simple" xlink:href="https://arma.sourceforge.net/docs.html#sum" text:style-name="Internet_20_link" text:visited-style-name="Visited_20_Internet_20_Link">sum()</text:a>, <text:a xlink:type="simple" xlink:href="https://arma.sourceforge.net/docs.html#stats_fns" text:style-name="Internet_20_link" text:visited-style-name="Visited_20_Internet_20_Link">mean()</text:a>, <text:a xlink:type="simple" xlink:href="https://arma.sourceforge.net/docs.html#stats_fns" text:style-name="Internet_20_link" text:visited-style-name="Visited_20_Internet_20_Link">stddev()</text:a>, <text:a xlink:type="simple" xlink:href="https://arma.sourceforge.net/docs.html#stats_fns" text:style-name="Internet_20_link" text:visited-style-name="Visited_20_Internet_20_Link">var()</text:a>, <text:a xlink:type="simple" xlink:href="https://arma.sourceforge.net/docs.html#vecnorm" text:style-name="Internet_20_link" text:visited-style-name="Visited_20_Internet_20_Link">vecnorm()</text:a>, <text:a xlink:type="simple" xlink:href="https://arma.sourceforge.net/docs.html#vectorise" text:style-name="Internet_20_link" text:visited-style-name="Visited_20_Internet_20_Link">vectorise()</text:a> </text:p>
            </text:list-item>
            <text:list-item>
              <text:p text:style-name="P29">matrix valued functions of matrices: <text:a xlink:type="simple" xlink:href="https://arma.sourceforge.net/docs.html#clamp" text:style-name="Internet_20_link" text:visited-style-name="Visited_20_Internet_20_Link">clamp()</text:a>, <text:a xlink:type="simple" xlink:href="https://arma.sourceforge.net/docs.html#diagmat" text:style-name="Internet_20_link" text:visited-style-name="Visited_20_Internet_20_Link">diagmat()</text:a>, <text:a xlink:type="simple" xlink:href="https://arma.sourceforge.net/docs.html#diags_spdiags" text:style-name="Internet_20_link" text:visited-style-name="Visited_20_Internet_20_Link">spdiags()</text:a>, <text:a xlink:type="simple" xlink:href="https://arma.sourceforge.net/docs.html#flip" text:style-name="Internet_20_link" text:visited-style-name="Visited_20_Internet_20_Link">flipud()/fliplr()</text:a>, <text:a xlink:type="simple" xlink:href="https://arma.sourceforge.net/docs.html#join" text:style-name="Internet_20_link" text:visited-style-name="Visited_20_Internet_20_Link">join_rows()</text:a>, <text:a xlink:type="simple" xlink:href="https://arma.sourceforge.net/docs.html#join" text:style-name="Internet_20_link" text:visited-style-name="Visited_20_Internet_20_Link">join_cols()</text:a>, <text:a xlink:type="simple" xlink:href="https://arma.sourceforge.net/docs.html#kron" text:style-name="Internet_20_link" text:visited-style-name="Visited_20_Internet_20_Link">kron()</text:a>, <text:a xlink:type="simple" xlink:href="https://arma.sourceforge.net/docs.html#normalise" text:style-name="Internet_20_link" text:visited-style-name="Visited_20_Internet_20_Link">normalise()</text:a>, <text:a xlink:type="simple" xlink:href="https://arma.sourceforge.net/docs.html#repelem" text:style-name="Internet_20_link" text:visited-style-name="Visited_20_Internet_20_Link">repelem()</text:a>, <text:a xlink:type="simple" xlink:href="https://arma.sourceforge.net/docs.html#repmat" text:style-name="Internet_20_link" text:visited-style-name="Visited_20_Internet_20_Link">repmat()</text:a>, <text:a xlink:type="simple" xlink:href="https://arma.sourceforge.net/docs.html#reshape" text:style-name="Internet_20_link" text:visited-style-name="Visited_20_Internet_20_Link">reshape()</text:a>, <text:a xlink:type="simple" xlink:href="https://arma.sourceforge.net/docs.html#resize" text:style-name="Internet_20_link" text:visited-style-name="Visited_20_Internet_20_Link">resize()</text:a>, <text:a xlink:type="simple" xlink:href="https://arma.sourceforge.net/docs.html#reverse" text:style-name="Internet_20_link" text:visited-style-name="Visited_20_Internet_20_Link">reverse()</text:a>, <text:a xlink:type="simple" xlink:href="https://arma.sourceforge.net/docs.html#shift" text:style-name="Internet_20_link" text:visited-style-name="Visited_20_Internet_20_Link">shift()</text:a>, <text:a xlink:type="simple" xlink:href="https://arma.sourceforge.net/docs.html#symmat" text:style-name="Internet_20_link" text:visited-style-name="Visited_20_Internet_20_Link">symmatu()/symmatl()</text:a>, <text:a xlink:type="simple" xlink:href="https://arma.sourceforge.net/docs.html#trimat" text:style-name="Internet_20_link" text:visited-style-name="Visited_20_Internet_20_Link">trimatu()/trimatl()</text:a>, <text:a xlink:type="simple" xlink:href="https://arma.sourceforge.net/docs.html#t_st_members" text:style-name="Internet_20_link" text:visited-style-name="Visited_20_Internet_20_Link">.t()</text:a>, <text:a xlink:type="simple" xlink:href="https://arma.sourceforge.net/docs.html#trans" text:style-name="Internet_20_link" text:visited-style-name="Visited_20_Internet_20_Link">trans()</text:a> </text:p>
            </text:list-item>
            <text:list-item>
              <text:p text:style-name="P29">generated matrices: <text:a xlink:type="simple" xlink:href="https://arma.sourceforge.net/docs.html#speye" text:style-name="Internet_20_link" text:visited-style-name="Visited_20_Internet_20_Link">speye()</text:a>, <text:a xlink:type="simple" xlink:href="https://arma.sourceforge.net/docs.html#spones" text:style-name="Internet_20_link" text:visited-style-name="Visited_20_Internet_20_Link">spones()</text:a>, <text:a xlink:type="simple" xlink:href="https://arma.sourceforge.net/docs.html#sprandu_sprandn" text:style-name="Internet_20_link" text:visited-style-name="Visited_20_Internet_20_Link">sprandu()</text:a>, <text:a xlink:type="simple" xlink:href="https://arma.sourceforge.net/docs.html#sprandu_sprandn" text:style-name="Internet_20_link" text:visited-style-name="Visited_20_Internet_20_Link">sprandn()</text:a>, <text:a xlink:type="simple" xlink:href="https://arma.sourceforge.net/docs.html#zeros_standalone" text:style-name="Internet_20_link" text:visited-style-name="Visited_20_Internet_20_Link">zeros()</text:a> </text:p>
            </text:list-item>
            <text:list-item>
              <text:p text:style-name="P29">eigen decompositions and SVD: <text:a xlink:type="simple" xlink:href="https://arma.sourceforge.net/docs.html#eigs_sym" text:style-name="Internet_20_link" text:visited-style-name="Visited_20_Internet_20_Link">eigs_sym()</text:a>, <text:a xlink:type="simple" xlink:href="https://arma.sourceforge.net/docs.html#eigs_gen" text:style-name="Internet_20_link" text:visited-style-name="Visited_20_Internet_20_Link">eigs_gen()</text:a>, <text:a xlink:type="simple" xlink:href="https://arma.sourceforge.net/docs.html#svds" text:style-name="Internet_20_link" text:visited-style-name="Visited_20_Internet_20_Link">svds()</text:a> </text:p>
            </text:list-item>
            <text:list-item>
              <text:p text:style-name="P29">solution of sparse linear systems: <text:a xlink:type="simple" xlink:href="https://arma.sourceforge.net/docs.html#spsolve" text:style-name="Internet_20_link" text:visited-style-name="Visited_20_Internet_20_Link">spsolve()</text:a> </text:p>
            </text:list-item>
            <text:list-item>
              <text:p text:style-name="P29">miscellaneous: <text:a xlink:type="simple" xlink:href="https://arma.sourceforge.net/docs.html#approx_equal" text:style-name="Internet_20_link" text:visited-style-name="Visited_20_Internet_20_Link">approx_equal()</text:a>, <text:a xlink:type="simple" xlink:href="https://arma.sourceforge.net/docs.html#element_access" text:style-name="Internet_20_link" text:visited-style-name="Visited_20_Internet_20_Link">element access</text:a>, <text:a xlink:type="simple" xlink:href="https://arma.sourceforge.net/docs.html#iterators_spmat" text:style-name="Internet_20_link" text:visited-style-name="Visited_20_Internet_20_Link">element iterators</text:a>, <text:a xlink:type="simple" xlink:href="https://arma.sourceforge.net/docs.html#as_col_row" text:style-name="Internet_20_link" text:visited-style-name="Visited_20_Internet_20_Link">.as_col() / .as_row()</text:a>, <text:a xlink:type="simple" xlink:href="https://arma.sourceforge.net/docs.html#as_dense" text:style-name="Internet_20_link" text:visited-style-name="Visited_20_Internet_20_Link">.as_dense()</text:a>, <text:a xlink:type="simple" xlink:href="https://arma.sourceforge.net/docs.html#for_each" text:style-name="Internet_20_link" text:visited-style-name="Visited_20_Internet_20_Link">.for_each()</text:a>, <text:a xlink:type="simple" xlink:href="https://arma.sourceforge.net/docs.html#print" text:style-name="Internet_20_link" text:visited-style-name="Visited_20_Internet_20_Link">.print()</text:a>, <text:a xlink:type="simple" xlink:href="https://arma.sourceforge.net/docs.html#clean" text:style-name="Internet_20_link" text:visited-style-name="Visited_20_Internet_20_Link">.clean()</text:a>, <text:a xlink:type="simple" xlink:href="https://arma.sourceforge.net/docs.html#replace" text:style-name="Internet_20_link" text:visited-style-name="Visited_20_Internet_20_Link">.replace()</text:a>, <text:a xlink:type="simple" xlink:href="https://arma.sourceforge.net/docs.html#transform" text:style-name="Internet_20_link" text:visited-style-name="Visited_20_Internet_20_Link">.transform()</text:a>, <text:a xlink:type="simple" xlink:href="https://arma.sourceforge.net/docs.html#is_finite" text:style-name="Internet_20_link" text:visited-style-name="Visited_20_Internet_20_Link">.is_finite()</text:a>, <text:a xlink:type="simple" xlink:href="https://arma.sourceforge.net/docs.html#is_symmetric" text:style-name="Internet_20_link" text:visited-style-name="Visited_20_Internet_20_Link">.is_symmetric()</text:a>, <text:a xlink:type="simple" xlink:href="https://arma.sourceforge.net/docs.html#is_hermitian" text:style-name="Internet_20_link" text:visited-style-name="Visited_20_Internet_20_Link">.is_hermitian()</text:a>, <text:a xlink:type="simple" xlink:href="https://arma.sourceforge.net/docs.html#is_trimat" text:style-name="Internet_20_link" text:visited-style-name="Visited_20_Internet_20_Link">.is_trimatu()</text:a>, <text:a xlink:type="simple" xlink:href="https://arma.sourceforge.net/docs.html#is_trimat" text:style-name="Internet_20_link" text:visited-style-name="Visited_20_Internet_20_Link">.is_trimatl()</text:a>, <text:a xlink:type="simple" xlink:href="https://arma.sourceforge.net/docs.html#is_diagmat" text:style-name="Internet_20_link" text:visited-style-name="Visited_20_Internet_20_Link">.is_diagmat()</text:a> </text:p>
            </text:list-item>
          </text:list>
          <text:p text:style-name="P29"/>
        </text:list-item>
        <text:list-item>
          <text:p text:style-name="P28">Examples: </text:p>
          <text:list>
            <text:list-header>
              <text:p text:style-name="P11">sp_mat A = sprandu(1000, 2000, 0.01);</text:p>
              <text:p text:style-name="P11">sp_mat B = sprandu(2000, 1000, 0.01);</text:p>
              <text:p text:style-name="P11"><text:soft-page-break/></text:p>
              <text:p text:style-name="P11">sp_mat C = 2*B;</text:p>
              <text:p text:style-name="P11">sp_mat D = A*C;</text:p>
              <text:p text:style-name="P11"/>
              <text:p text:style-name="P11">sp_mat E(1000,1000);</text:p>
              <text:p text:style-name="P11">E(1,2) = 123;</text:p>
              <text:p text:style-name="P11"/>
              <text:p text:style-name="P11"/>
              <text:p text:style-name="P11">// batch insertion of 3 values at</text:p>
              <text:p text:style-name="P11">// locations (1, 2), (7, 8), (9, 9)</text:p>
              <text:p text:style-name="P11"/>
              <text:p text:style-name="P11">umat locations = { { 1, 7, 9 },</text:p>
              <text:p text:style-name="P11"><text:s text:c="19"/>{ 2, 8, 9 } };</text:p>
              <text:p text:style-name="P11"/>
              <text:p text:style-name="P11">vec values = { 1.0, 2.0, 3.0 };</text:p>
              <text:p text:style-name="P11"/>
              <text:p text:style-name="P12">sp_mat X(locations, values);</text:p>
            </text:list-header>
          </text:list>
          <text:p text:style-name="P29"/>
        </text:list-item>
        <text:list-item>
          <text:p text:style-name="P29">See also: </text:p>
          <text:list>
            <text:list-item>
              <text:p text:style-name="P29"><text:a xlink:type="simple" xlink:href="https://arma.sourceforge.net/docs.html#element_access" text:style-name="Internet_20_link" text:visited-style-name="Visited_20_Internet_20_Link">element access</text:a> </text:p>
            </text:list-item>
            <text:list-item>
              <text:p text:style-name="P29"><text:a xlink:type="simple" xlink:href="https://arma.sourceforge.net/docs.html#iterators_spmat" text:style-name="Internet_20_link" text:visited-style-name="Visited_20_Internet_20_Link">element iterators (sparse matrices)</text:a> </text:p>
            </text:list-item>
            <text:list-item>
              <text:p text:style-name="P29"><text:a xlink:type="simple" xlink:href="https://arma.sourceforge.net/docs.html#print" text:style-name="Internet_20_link" text:visited-style-name="Visited_20_Internet_20_Link">printing matrices</text:a> </text:p>
            </text:list-item>
            <text:list-item>
              <text:p text:style-name="P29"><text:a xlink:type="simple" xlink:href="https://en.wikipedia.org/wiki/Sparse_matrix" text:style-name="Internet_20_link" text:visited-style-name="Visited_20_Internet_20_Link">Sparse Matrix in Wikipedia</text:a> </text:p>
            </text:list-item>
            <text:list-item>
              <text:p text:style-name="P29"><text:a xlink:type="simple" xlink:href="https://arma.sourceforge.net/docs.html#Mat" text:style-name="Internet_20_link" text:visited-style-name="Visited_20_Internet_20_Link">Mat class</text:a> (dense matrix) </text:p>
            </text:list-item>
          </text:list>
          <text:p text:style-name="P28"/>
        </text:list-item>
      </text:list>
      <text:p text:style-name="Horizontal_20_Line"/>
      <text:p text:style-name="P17"/>
      <text:p text:style-name="Text_20_body"><text:bookmark text:name="operators"/><text:span text:style-name="T1">operators:  </text:span><text:span text:style-name="Source_20_Text"><text:span text:style-name="T2">+</text:span></text:span><text:span text:style-name="Source_20_Text"><text:span text:style-name="T1">  −  </text:span></text:span><text:span text:style-name="Source_20_Text"><text:span text:style-name="T2">*</text:span></text:span><text:span text:style-name="Source_20_Text"><text:span text:style-name="T1">  %  /  ==  !=  &lt;=  &gt;=  &lt;  &gt;  &amp;&amp;  ||</text:span></text:span> </text:p>
      <text:list xml:id="list378589067" text:style-name="L7">
        <text:list-item>
          <text:p text:style-name="P31">Overloaded operators for <text:span text:style-name="T3">Mat</text:span>, <text:span text:style-name="T3">Col</text:span>, <text:span text:style-name="T3">Row</text:span> and <text:span text:style-name="T3">Cube</text:span> classes </text:p>
        </text:list-item>
        <text:list-item>
          <text:p text:style-name="P30">Operations: </text:p>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text:span text:style-name="Source_20_Text"><text:span text:style-name="T2">+</text:span></text:span></text:p>
          </table:table-cell>
          <table:table-cell table:style-name="Table14.A1" office:value-type="string">
            <text:p text:style-name="Table_20_Contents">   </text:p>
          </table:table-cell>
          <table:table-cell table:style-name="Table14.A1" office:value-type="string">
            <text:p text:style-name="Table_20_Contents">addition of two objects</text:p>
          </table:table-cell>
        </table:table-row>
        <table:table-row>
          <table:table-cell table:style-name="Table14.A1" office:value-type="string">
            <text:p text:style-name="Table_20_Contents"><text:span text:style-name="Source_20_Text">−</text:span></text:p>
          </table:table-cell>
          <table:table-cell table:style-name="Table14.A1" office:value-type="string">
            <text:p text:style-name="Table_20_Contents"/>
          </table:table-cell>
          <table:table-cell table:style-name="Table14.A1" office:value-type="string">
            <text:p text:style-name="Table_20_Contents">subtraction of one object from another or negation of an object</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2">*</text:span></text:span></text:p>
          </table:table-cell>
          <table:table-cell table:style-name="Table14.A1" office:value-type="string">
            <text:p text:style-name="Table_20_Contents"/>
          </table:table-cell>
          <table:table-cell table:style-name="Table14.A1" office:value-type="string">
            <text:p text:style-name="Table_20_Contents">matrix multiplication of two objects; not applicable to the <text:span text:style-name="T3">Cube</text:span> class unless multiplying by a scalar</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1">%</text:span></text:span></text:p>
          </table:table-cell>
          <table:table-cell table:style-name="Table14.A1" office:value-type="string">
            <text:p text:style-name="Table_20_Contents"/>
          </table:table-cell>
          <table:table-cell table:style-name="Table14.A1" office:value-type="string">
            <text:p text:style-name="Table_20_Contents"><text:bookmark text:name="schur_product"/>element-wise multiplication of two objects (Schur product)</text:p>
          </table:table-cell>
        </table:table-row>
        <table:table-row>
          <table:table-cell table:style-name="Table14.A1" office:value-type="string">
            <text:p text:style-name="Table_20_Contents"><text:span text:style-name="Source_20_Text"><text:span text:style-name="T1">/</text:span></text:span></text:p>
          </table:table-cell>
          <table:table-cell table:style-name="Table14.A1" office:value-type="string">
            <text:p text:style-name="Table_20_Contents"/>
          </table:table-cell>
          <table:table-cell table:style-name="Table14.A1" office:value-type="string">
            <text:p text:style-name="Table_20_Contents">element-wise division of an object by another object or a scalar</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1">==</text:span></text:span></text:p>
          </table:table-cell>
          <table:table-cell table:style-name="Table14.A1" office:value-type="string">
            <text:p text:style-name="Table_20_Contents"/>
          </table:table-cell>
          <table:table-cell table:style-name="Table14.A1" office:value-type="string">
            <text:p text:style-name="Table_20_Contents">element-wise equality evaluation of two objects; generates a matrix/cube of type <text:span text:style-name="T3">umat</text:span>/<text:span text:style-name="T3">ucube</text:span></text:p>
          </table:table-cell>
        </table:table-row>
        <table:table-row>
          <table:table-cell table:style-name="Table14.A1" office:value-type="string">
            <text:p text:style-name="Table_20_Contents"><text:span text:style-name="Source_20_Text"><text:span text:style-name="T1">!=</text:span></text:span></text:p>
          </table:table-cell>
          <table:table-cell table:style-name="Table14.A1" office:value-type="string">
            <text:p text:style-name="Table_20_Contents"/>
          </table:table-cell>
          <table:table-cell table:style-name="Table14.A1" office:value-type="string">
            <text:p text:style-name="Table_20_Contents">element-wise non-equality evaluation of two objects; generates a matrix/cube of type <text:span text:style-name="T3">umat</text:span>/<text:span text:style-name="T3">ucube</text:span></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1">&gt;=</text:span></text:span></text:p>
          </table:table-cell>
          <table:table-cell table:style-name="Table14.A1" office:value-type="string">
            <text:p text:style-name="Table_20_Contents"/>
          </table:table-cell>
          <table:table-cell table:style-name="Table14.A1" office:value-type="string">
            <text:p text:style-name="Table_20_Contents">element-wise "greater than or equal to" evaluation of two objects; generates a matrix/cube of type <text:span text:style-name="T3">umat</text:span>/<text:span text:style-name="T3">ucube</text:span></text:p>
          </table:table-cell>
        </table:table-row>
        <table:table-row>
          <table:table-cell table:style-name="Table14.A1" office:value-type="string">
            <text:p text:style-name="Table_20_Contents"><text:span text:style-name="Source_20_Text"><text:span text:style-name="T1">&lt;=</text:span></text:span></text:p>
          </table:table-cell>
          <table:table-cell table:style-name="Table14.A1" office:value-type="string">
            <text:p text:style-name="Table_20_Contents"/>
          </table:table-cell>
          <table:table-cell table:style-name="Table14.A1" office:value-type="string">
            <text:p text:style-name="Table_20_Contents">element-wise "less than or equal to" evaluation of two objects; generates a <text:soft-page-break/>matrix/cube of type <text:span text:style-name="T3">umat</text:span>/<text:span text:style-name="T3">ucube</text:span></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1">&gt;</text:span></text:span></text:p>
          </table:table-cell>
          <table:table-cell table:style-name="Table14.A1" office:value-type="string">
            <text:p text:style-name="Table_20_Contents"/>
          </table:table-cell>
          <table:table-cell table:style-name="Table14.A1" office:value-type="string">
            <text:p text:style-name="Table_20_Contents">element-wise "greater than" evaluation of two objects; generates a matrix/cube of type <text:span text:style-name="T3">umat</text:span>/<text:span text:style-name="T3">ucube</text:span></text:p>
          </table:table-cell>
        </table:table-row>
        <table:table-row>
          <table:table-cell table:style-name="Table14.A1" office:value-type="string">
            <text:p text:style-name="Table_20_Contents"><text:span text:style-name="Source_20_Text"><text:span text:style-name="T1">&lt;</text:span></text:span></text:p>
          </table:table-cell>
          <table:table-cell table:style-name="Table14.A1" office:value-type="string">
            <text:p text:style-name="Table_20_Contents"/>
          </table:table-cell>
          <table:table-cell table:style-name="Table14.A1" office:value-type="string">
            <text:p text:style-name="Table_20_Contents">element-wise "less than" evaluation of two objects; generates a matrix/cube of type <text:span text:style-name="T3">umat</text:span>/<text:span text:style-name="T3">ucube</text:span></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office:value-type="string">
            <text:p text:style-name="Table_20_Contents"><text:span text:style-name="Source_20_Text"><text:span text:style-name="T1">&amp;&amp;</text:span></text:span></text:p>
          </table:table-cell>
          <table:table-cell table:style-name="Table14.A1" office:value-type="string">
            <text:p text:style-name="Table_20_Contents"/>
          </table:table-cell>
          <table:table-cell table:style-name="Table14.A1" office:value-type="string">
            <text:p text:style-name="Table_20_Contents">element-wise logical AND evaluation of two objects; generates a matrix/cube of type <text:span text:style-name="T3">umat</text:span>/<text:span text:style-name="T3">ucube</text:span></text:p>
          </table:table-cell>
        </table:table-row>
        <table:table-row>
          <table:table-cell table:style-name="Table14.A1" office:value-type="string">
            <text:p text:style-name="Table_20_Contents"><text:span text:style-name="Source_20_Text"><text:span text:style-name="T1">||</text:span></text:span></text:p>
          </table:table-cell>
          <table:table-cell table:style-name="Table14.A1" office:value-type="string">
            <text:p text:style-name="Table_20_Contents"/>
          </table:table-cell>
          <table:table-cell table:style-name="Table14.A1" office:value-type="string">
            <text:p text:style-name="Table_20_Contents">element-wise logical OR evaluation of two objects; generates a matrix/cube of type <text:span text:style-name="T3">umat</text:span>/<text:span text:style-name="T3">ucube</text:span></text:p>
          </table:table-cell>
        </table:table-row>
      </table:table>
      <text:list xml:id="list25125950140716" text:continue-numbering="true" text:style-name="L7">
        <text:list-header>
          <text:p text:style-name="P31"/>
        </text:list-header>
        <text:list-item>
          <text:p text:style-name="P31">For element-wise relational and logical operations (ie. <text:span text:style-name="Source_20_Text"><text:span text:style-name="T1">==</text:span></text:span>, <text:span text:style-name="Source_20_Text"><text:span text:style-name="T1">!=</text:span></text:span>, <text:span text:style-name="Source_20_Text"><text:span text:style-name="T1">&gt;=</text:span></text:span>, <text:span text:style-name="Source_20_Text"><text:span text:style-name="T1">&lt;=</text:span></text:span>, <text:span text:style-name="Source_20_Text"><text:span text:style-name="T1">&gt;</text:span></text:span>, <text:span text:style-name="Source_20_Text"><text:span text:style-name="T1">&lt;</text:span></text:span>, <text:span text:style-name="Source_20_Text"><text:span text:style-name="T1">&amp;&amp;</text:span></text:span>, <text:span text:style-name="Source_20_Text"><text:span text:style-name="T1">||</text:span></text:span>) each element in the generated object is either 0 or 1, depending on the result of the operation </text:p>
        </text:list-item>
        <text:list-item>
          <text:p text:style-name="P31"><text:span text:style-name="T1">Caveat:</text:span> operators involving equality comparison (ie. <text:span text:style-name="Source_20_Text"><text:span text:style-name="T1">==</text:span></text:span>, <text:span text:style-name="Source_20_Text"><text:span text:style-name="T1">!=</text:span></text:span>, <text:span text:style-name="Source_20_Text"><text:span text:style-name="T1">&gt;=</text:span></text:span>, <text:span text:style-name="Source_20_Text"><text:span text:style-name="T1">&lt;=</text:span></text:span>) are not recommended for matrices of type <text:span text:style-name="T3">mat</text:span> or <text:span text:style-name="T3">fmat</text:span>, due to the necessarily <text:a xlink:type="simple" xlink:href="https://en.wikipedia.org/wiki/Floating-point_arithmetic" text:style-name="Internet_20_link" text:visited-style-name="Visited_20_Internet_20_Link">limited precision of floating-point</text:a> element types; consider using <text:a xlink:type="simple" xlink:href="https://arma.sourceforge.net/docs.html#approx_equal" text:style-name="Internet_20_link" text:visited-style-name="Visited_20_Internet_20_Link">approx_equal()</text:a> instead </text:p>
        </text:list-item>
        <text:list-item>
          <text:p text:style-name="P31">If the <text:span text:style-name="Source_20_Text"><text:span text:style-name="T1">+</text:span></text:span>, <text:span text:style-name="Source_20_Text">−</text:span> and <text:span text:style-name="Source_20_Text"><text:span text:style-name="T1">%</text:span></text:span> operators are chained, Armadillo aims to avoid the generation of temporaries; no temporaries are generated if all given objects are of the same type and size </text:p>
        </text:list-item>
        <text:list-item>
          <text:p text:style-name="P31">If the <text:span text:style-name="Source_20_Text"><text:span text:style-name="T1">*</text:span></text:span> operator is chained, Armadillo aims to find an efficient ordering of the matrix multiplications </text:p>
        </text:list-item>
        <text:list-item>
          <text:p text:style-name="P31">Broadcasting operations are available via <text:a xlink:type="simple" xlink:href="https://arma.sourceforge.net/docs.html#each_colrow" text:style-name="Internet_20_link" text:visited-style-name="Visited_20_Internet_20_Link">.each_col()</text:a>, <text:a xlink:type="simple" xlink:href="https://arma.sourceforge.net/docs.html#each_colrow" text:style-name="Internet_20_link" text:visited-style-name="Visited_20_Internet_20_Link">.each_row()</text:a>, <text:a xlink:type="simple" xlink:href="https://arma.sourceforge.net/docs.html#each_slice" text:style-name="Internet_20_link" text:visited-style-name="Visited_20_Internet_20_Link">.each_slice()</text:a> </text:p>
        </text:list-item>
        <text:list-item>
          <text:p text:style-name="P31">If incompatible object sizes are used, a <text:span text:style-name="T3">std::logic_error</text:span> exception is thrown </text:p>
        </text:list-item>
        <text:list-item>
          <text:p text:style-name="P30">Examples: </text:p>
          <text:list>
            <text:list-header>
              <text:p text:style-name="P13">mat A(5, 10, fill::randu);</text:p>
              <text:p text:style-name="P13">mat B(5, 10, fill::randu);</text:p>
              <text:p text:style-name="P13">mat C(10, 5, fill::randu);</text:p>
              <text:p text:style-name="P13"/>
              <text:p text:style-name="P13">mat P = A + B;</text:p>
              <text:p text:style-name="P13">mat Q = A - B;</text:p>
              <text:p text:style-name="P13">mat R = -B;</text:p>
              <text:p text:style-name="P13">mat S = A / 123.0;</text:p>
              <text:p text:style-name="P13">mat T = A % B;</text:p>
              <text:p text:style-name="P13">mat U = A * C;</text:p>
              <text:p text:style-name="P13"/>
              <text:p text:style-name="P13">// V is constructed without temporaries</text:p>
              <text:p text:style-name="P13">mat V = A + B + A + B;</text:p>
              <text:p text:style-name="P13"/>
              <text:p text:style-name="P13">imat AA = "1 2 3; 4 5 6; 7 8 9;";</text:p>
              <text:p text:style-name="P13">imat BB = "3 2 1; 6 5 4; 9 8 7;";</text:p>
              <text:p text:style-name="P13"/>
              <text:p text:style-name="P13">// compare elements</text:p>
              <text:p text:style-name="P14">umat ZZ = (AA &gt;= BB);</text:p>
            </text:list-header>
          </text:list>
          <text:p text:style-name="P31"/>
        </text:list-item>
        <text:list-item>
          <text:p text:style-name="P31">See also: </text:p>
          <text:list>
            <text:list-item>
              <text:p text:style-name="P31"><text:a xlink:type="simple" xlink:href="https://arma.sourceforge.net/docs.html#approx_equal" text:style-name="Internet_20_link" text:visited-style-name="Visited_20_Internet_20_Link">approx_equal()</text:a> </text:p>
            </text:list-item>
            <text:list-item>
              <text:p text:style-name="P31"><text:a xlink:type="simple" xlink:href="https://arma.sourceforge.net/docs.html#any" text:style-name="Internet_20_link" text:visited-style-name="Visited_20_Internet_20_Link">any()</text:a> </text:p>
            </text:list-item>
            <text:list-item>
              <text:p text:style-name="P31"><text:a xlink:type="simple" xlink:href="https://arma.sourceforge.net/docs.html#all" text:style-name="Internet_20_link" text:visited-style-name="Visited_20_Internet_20_Link">all()</text:a> </text:p>
            </text:list-item>
            <text:list-item>
              <text:p text:style-name="P31"><text:a xlink:type="simple" xlink:href="https://arma.sourceforge.net/docs.html#accu" text:style-name="Internet_20_link" text:visited-style-name="Visited_20_Internet_20_Link">accu()</text:a> </text:p>
            </text:list-item>
            <text:list-item>
              <text:p text:style-name="P31"><text:soft-page-break/><text:a xlink:type="simple" xlink:href="https://arma.sourceforge.net/docs.html#as_scalar" text:style-name="Internet_20_link" text:visited-style-name="Visited_20_Internet_20_Link">as_scalar()</text:a> </text:p>
            </text:list-item>
            <text:list-item>
              <text:p text:style-name="P31"><text:a xlink:type="simple" xlink:href="https://arma.sourceforge.net/docs.html#find" text:style-name="Internet_20_link" text:visited-style-name="Visited_20_Internet_20_Link">find()</text:a> </text:p>
            </text:list-item>
            <text:list-item>
              <text:p text:style-name="P31"><text:a xlink:type="simple" xlink:href="https://arma.sourceforge.net/docs.html#replace" text:style-name="Internet_20_link" text:visited-style-name="Visited_20_Internet_20_Link">.replace()</text:a> </text:p>
            </text:list-item>
            <text:list-item>
              <text:p text:style-name="P31"><text:a xlink:type="simple" xlink:href="https://arma.sourceforge.net/docs.html#transform" text:style-name="Internet_20_link" text:visited-style-name="Visited_20_Internet_20_Link">.transform()</text:a> </text:p>
            </text:list-item>
            <text:list-item>
              <text:p text:style-name="P31"><text:a xlink:type="simple" xlink:href="https://arma.sourceforge.net/docs.html#each_colrow" text:style-name="Internet_20_link" text:visited-style-name="Visited_20_Internet_20_Link">.each_col() &amp; .each_row()</text:a>    (vector operations applied to each column or row) </text:p>
            </text:list-item>
            <text:list-item>
              <text:p text:style-name="P31"><text:a xlink:type="simple" xlink:href="https://arma.sourceforge.net/docs.html#misc_fns" text:style-name="Internet_20_link" text:visited-style-name="Visited_20_Internet_20_Link">miscellaneous element-wise functions</text:a>   (exp, log, sqrt, square, round, ...) </text:p>
            </text:list-item>
            <text:list-item>
              <text:p text:style-name="P31"><text:a xlink:type="simple" xlink:href="https://en.wikipedia.org/wiki/Floating-point_arithmetic" text:style-name="Internet_20_link" text:visited-style-name="Visited_20_Internet_20_Link">floating point arithmetic in Wikipedia</text:a> </text:p>
            </text:list-item>
            <text:list-item>
              <text:p text:style-name="P30"><text:a xlink:type="simple" xlink:href="https://mathworld.wolfram.com/Floating-PointRepresentation.html" text:style-name="Internet_20_link" text:visited-style-name="Visited_20_Internet_20_Link">floating point representation in MathWorld</text:a> </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5T02:50:32.817038893</meta:creation-date>
    <dc:date>2025-06-15T02:51:25.417400490</dc:date>
    <meta:editing-duration>PT53S</meta:editing-duration>
    <meta:editing-cycles>1</meta:editing-cycles>
    <meta:document-statistic meta:table-count="14" meta:image-count="0" meta:object-count="0" meta:page-count="17" meta:paragraph-count="719" meta:word-count="4390" meta:character-count="27128" meta:non-whitespace-character-count="22948"/>
    <meta:generator>LibreOffice/7.3.7.2$Linux_X86_64 LibreOffice_project/30$Build-2</meta:generator>
  </office:meta>
</office:document-meta>
</file>